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e86ae" draw:textarea-horizontal-align="justify" draw:textarea-vertical-align="middle" draw:auto-grow-height="false" fo:min-height="1.122cm" fo:min-width="1.63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172cm" fo:min-width="1.634cm"/>
      <style:paragraph-properties style:writing-mode="lr-tb"/>
    </style:style>
    <style:style style:name="gr3" style:family="graphic" style:parent-style-name="standard">
      <style:graphic-properties draw:fill-color="#dddddd" draw:textarea-horizontal-align="justify" draw:textarea-vertical-align="middle" draw:auto-grow-height="false" fo:min-height="0.106cm" fo:min-width="0cm"/>
      <style:paragraph-properties style:writing-mode="lr-tb"/>
    </style:style>
    <style:style style:name="gr4" style:family="graphic" style:parent-style-name="standard">
      <style:graphic-properties draw:fill-color="#dddddd" draw:textarea-horizontal-align="justify" draw:textarea-vertical-align="middle" draw:auto-grow-height="false" fo:min-height="0.103cm" fo:min-width="0cm"/>
      <style:paragraph-properties style:writing-mode="lr-tb"/>
    </style:style>
    <style:style style:name="gr5" style:family="graphic" style:parent-style-name="standard">
      <style:graphic-properties draw:fill-color="#dddddd" draw:textarea-horizontal-align="justify" draw:textarea-vertical-align="middle" draw:auto-grow-height="false" fo:min-height="0.104cm" fo:min-width="0cm"/>
      <style:paragraph-properties style:writing-mode="lr-tb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svg:stroke-color="#3465a4" draw:textarea-vertical-align="middle"/>
    </style:style>
    <style:style style:name="gr8" style:family="graphic" style:parent-style-name="standard">
      <style:graphic-properties draw:fill-color="#77bc65" draw:textarea-horizontal-align="justify" draw:textarea-vertical-align="middle" draw:auto-grow-height="false" fo:min-height="1.122cm" fo:min-width="1.634cm"/>
      <style:paragraph-properties style:writing-mode="lr-tb"/>
    </style:style>
    <style:style style:name="gr9" style:family="graphic" style:parent-style-name="standard">
      <style:graphic-properties svg:stroke-color="#77bc65" draw:textarea-vertical-align="middle"/>
    </style:style>
    <style:style style:name="gr10" style:family="graphic" style:parent-style-name="standard">
      <style:graphic-properties svg:stroke-color="#77bc65" draw:fill-color="#77bc65" draw:textarea-vertical-align="middle"/>
    </style:style>
    <style:style style:name="gr11" style:family="graphic" style:parent-style-name="standard">
      <style:graphic-properties draw:fill-color="#77bc65" draw:textarea-horizontal-align="justify" draw:textarea-vertical-align="middle" draw:auto-grow-height="false" fo:min-height="5.44cm" fo:min-width="5.19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432cm" fo:min-width="1.634cm"/>
      <style:paragraph-properties style:writing-mode="lr-tb"/>
    </style:style>
    <style:style style:name="gr13" style:family="graphic" style:parent-style-name="standard">
      <style:graphic-properties draw:fill-color="#b47804" draw:textarea-horizontal-align="justify" draw:textarea-vertical-align="middle" draw:auto-grow-height="false" fo:min-height="0.432cm" fo:min-width="1.634cm"/>
      <style:paragraph-properties style:writing-mode="lr-tb"/>
    </style:style>
    <style:style style:name="gr14" style:family="graphic" style:parent-style-name="standard">
      <style:graphic-properties draw:fill-color="#d62e4e" draw:textarea-horizontal-align="justify" draw:textarea-vertical-align="middle" draw:auto-grow-height="false" fo:min-height="0.432cm" fo:min-width="1.634cm"/>
      <style:paragraph-properties style:writing-mode="lr-tb"/>
    </style:style>
    <style:style style:name="gr15" style:family="graphic" style:parent-style-name="standard">
      <style:graphic-properties draw:fill-color="#acb20c" draw:textarea-horizontal-align="justify" draw:textarea-vertical-align="middle" draw:auto-grow-height="false" fo:min-height="0.432cm" fo:min-width="1.634cm"/>
      <style:paragraph-properties style:writing-mode="lr-tb"/>
    </style:style>
    <style:style style:name="gr16" style:family="graphic" style:parent-style-name="standard">
      <style:graphic-properties draw:fill-color="#800080" draw:textarea-horizontal-align="justify" draw:textarea-vertical-align="middle" draw:auto-grow-height="false" fo:min-height="0.432cm" fo:min-width="1.634cm"/>
      <style:paragraph-properties style:writing-mode="lr-tb"/>
    </style:style>
    <style:style style:name="gr17" style:family="graphic" style:parent-style-name="standard">
      <style:graphic-properties draw:fill-color="#f10d0c" draw:textarea-horizontal-align="justify" draw:textarea-vertical-align="middle" draw:auto-grow-height="false" fo:min-height="0.432cm" fo:min-width="1.634cm"/>
      <style:paragraph-properties style:writing-mode="lr-tb"/>
    </style:style>
    <style:style style:name="gr18" style:family="graphic" style:parent-style-name="standard">
      <style:graphic-properties draw:fill-color="#ffaa95" draw:textarea-horizontal-align="justify" draw:textarea-vertical-align="middle" draw:auto-grow-height="false" fo:min-height="0.432cm" fo:min-width="1.634cm"/>
      <style:paragraph-properties style:writing-mode="lr-tb"/>
    </style:style>
    <style:style style:name="gr19" style:family="graphic" style:parent-style-name="standard">
      <style:graphic-properties draw:fill-color="#d62e4e" draw:textarea-horizontal-align="justify" draw:textarea-vertical-align="middle" draw:auto-grow-height="false" fo:min-height="0.664cm" fo:min-width="1.634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loext:graphic-properties draw:fill-color="#8e86ae"/>
      <style:paragraph-properties fo:text-align="center" style:writing-mode="lr-tb"/>
      <style:text-properties fo:font-size="18pt"/>
    </style:style>
    <style:style style:name="P3" style:family="paragraph">
      <style:paragraph-properties fo:text-align="center" style:writing-mode="lr-tb"/>
      <style:text-properties fo:font-size="8pt" style:font-size-asian="8pt" style:font-size-complex="8pt"/>
    </style:style>
    <style:style style:name="P4" style:family="paragraph">
      <loext:graphic-properties draw:fill-color="#dddddd"/>
      <style:paragraph-properties fo:text-align="center" style:writing-mode="lr-tb"/>
      <style:text-properties fo:font-size="8pt" style:font-size-asian="8pt" style:font-size-complex="8pt"/>
    </style:style>
    <style:style style:name="P5" style:family="paragraph">
      <style:paragraph-properties fo:text-align="center"/>
    </style:style>
    <style:style style:name="P6" style:family="paragraph">
      <loext:graphic-properties draw:fill-color="#77bc65"/>
      <style:paragraph-properties fo:text-align="center" style:writing-mode="lr-tb"/>
      <style:text-properties fo:font-size="18pt"/>
    </style:style>
    <style:style style:name="P7" style:family="paragraph">
      <loext:graphic-properties draw:fill-color="#77bc65"/>
      <style:paragraph-properties fo:text-align="center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-color="#77bc65"/>
      <style:paragraph-properties fo:text-align="center" style:writing-mode="lr-tb"/>
    </style:style>
    <style:style style:name="P10" style:family="paragraph">
      <loext:graphic-properties draw:fill-color="#b47804"/>
      <style:paragraph-properties fo:text-align="center" style:writing-mode="lr-tb"/>
    </style:style>
    <style:style style:name="P11" style:family="paragraph">
      <loext:graphic-properties draw:fill-color="#d62e4e"/>
      <style:paragraph-properties fo:text-align="center" style:writing-mode="lr-tb"/>
    </style:style>
    <style:style style:name="P12" style:family="paragraph">
      <style:paragraph-properties fo:text-align="center" style:writing-mode="lr-tb"/>
      <style:text-properties style:text-underline-style="none"/>
    </style:style>
    <style:style style:name="P13" style:family="paragraph">
      <loext:graphic-properties draw:fill-color="#acb20c"/>
      <style:paragraph-properties fo:text-align="center" style:writing-mode="lr-tb"/>
      <style:text-properties style:text-underline-style="none"/>
    </style:style>
    <style:style style:name="P14" style:family="paragraph">
      <loext:graphic-properties draw:fill-color="#800080"/>
      <style:paragraph-properties fo:text-align="center" style:writing-mode="lr-tb"/>
      <style:text-properties style:text-underline-style="none"/>
    </style:style>
    <style:style style:name="P15" style:family="paragraph">
      <loext:graphic-properties draw:fill-color="#f10d0c"/>
      <style:paragraph-properties fo:text-align="center" style:writing-mode="lr-tb"/>
      <style:text-properties style:text-underline-style="none"/>
    </style:style>
    <style:style style:name="P16" style:family="paragraph">
      <loext:graphic-properties draw:fill-color="#ffaa95"/>
      <style:paragraph-properties fo:text-align="center" style:writing-mode="lr-tb"/>
      <style:text-properties style:text-underline-style="none"/>
    </style:style>
    <style:style style:name="T1" style:family="text">
      <style:text-properties fo:font-size="1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text-underline-style="none"/>
    </style:style>
    <style:style style:name="T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134cm" svg:height="1.372cm" svg:x="1.042cm" svg:y="2.067cm">
          <text:p text:style-name="P1"><text:span text:style-name="T1">CPU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34cm" svg:height="1.422cm" svg:x="3.394cm" svg:y="7.373cm">
          <text:p text:style-name="P1"><text:span text:style-name="T1">SCU0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0.356cm" svg:height="0.356cm" svg:x="1.342cm" svg:y="3.438cm">
          <text:p text:style-name="P3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6" draw:id="id6" draw:layer="layout" svg:width="0.356cm" svg:height="0.353cm" svg:x="2.42cm" svg:y="3.438cm">
          <text:p text:style-name="P3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0.356cm" svg:height="0.353cm" svg:x="1.709cm" svg:y="3.438cm">
          <text:p text:style-name="P3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4" draw:id="id4" draw:layer="layout" svg:width="0.356cm" svg:height="0.354cm" svg:x="2.065cm" svg:y="3.438cm">
          <text:p text:style-name="P3"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0.356cm" svg:height="0.356cm" svg:x="3.749cm" svg:y="7.016cm">
          <text:p text:style-name="P3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25" draw:id="id25" draw:layer="layout" svg:width="0.356cm" svg:height="0.353cm" svg:x="4.827cm" svg:y="7.016cm">
          <text:p text:style-name="P3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9" draw:id="id9" draw:layer="layout" svg:width="0.356cm" svg:height="0.353cm" svg:x="4.116cm" svg:y="7.016cm">
          <text:p text:style-name="P3"><text:span text:style-name="T2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17" draw:id="id17" draw:layer="layout" svg:width="0.356cm" svg:height="0.354cm" svg:x="4.472cm" svg:y="7.016cm">
          <text:p text:style-name="P3"><text:span text:style-name="T2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0.356cm" svg:height="0.356cm" svg:x="3.749cm" svg:y="8.794cm">
          <text:p text:style-name="P3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33" draw:id="id33" draw:layer="layout" svg:width="0.356cm" svg:height="0.353cm" svg:x="4.827cm" svg:y="8.794cm">
          <text:p text:style-name="P3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50" draw:id="id50" draw:layer="layout" svg:width="0.356cm" svg:height="0.353cm" svg:x="4.116cm" svg:y="8.794cm">
          <text:p text:style-name="P3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41" draw:id="id41" draw:layer="layout" svg:width="0.356cm" svg:height="0.354cm" svg:x="4.472cm" svg:y="8.794cm">
          <text:p text:style-name="P3"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draw:line-skew="1.31cm" svg:x1="1.52cm" svg:y1="3.794cm" svg:x2="4.027cm" svg:y2="7.016cm" draw:start-shape="id1" draw:start-glue-point="2" svg:d="M1520 3794v3172h2507v50" svg:viewBox="0 0 2508 3223">
          <text:p/>
        </draw:connector>
        <draw:custom-shape draw:style-name="gr2" draw:text-style-name="P1" draw:layer="layout" svg:width="2.134cm" svg:height="1.422cm" svg:x="8.474cm" svg:y="7.373cm">
          <text:p text:style-name="P1"><text:span text:style-name="T1">SCU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0.356cm" svg:height="0.356cm" svg:x="8.829cm" svg:y="7.016cm">
          <text:p text:style-name="P3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27" draw:id="id27" draw:layer="layout" svg:width="0.356cm" svg:height="0.353cm" svg:x="9.907cm" svg:y="7.016cm">
          <text:p text:style-name="P3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1" draw:id="id11" draw:layer="layout" svg:width="0.356cm" svg:height="0.353cm" svg:x="9.196cm" svg:y="7.016cm">
          <text:p text:style-name="P3"><text:span text:style-name="T2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19" draw:id="id19" draw:layer="layout" svg:width="0.356cm" svg:height="0.354cm" svg:x="9.552cm" svg:y="7.016cm">
          <text:p text:style-name="P3"><text:span text:style-name="T2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52" draw:id="id52" draw:layer="layout" svg:width="0.356cm" svg:height="0.356cm" svg:x="8.829cm" svg:y="8.794cm">
          <text:p text:style-name="P3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35" draw:id="id35" draw:layer="layout" svg:width="0.356cm" svg:height="0.353cm" svg:x="9.907cm" svg:y="8.794cm">
          <text:p text:style-name="P3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54" draw:id="id54" draw:layer="layout" svg:width="0.356cm" svg:height="0.353cm" svg:x="9.196cm" svg:y="8.794cm">
          <text:p text:style-name="P3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43" draw:id="id43" draw:layer="layout" svg:width="0.356cm" svg:height="0.354cm" svg:x="9.552cm" svg:y="8.794cm">
          <text:p text:style-name="P3"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draw:line-skew="1.185cm" svg:x1="1.887cm" svg:y1="3.791cm" svg:x2="9.007cm" svg:y2="7.016cm" draw:start-shape="id2" draw:start-glue-point="2" draw:end-shape="id3" draw:end-glue-point="0" svg:d="M1887 3791v2797h7120v428" svg:viewBox="0 0 7121 3226">
          <text:p/>
        </draw:connector>
        <draw:custom-shape draw:style-name="gr2" draw:text-style-name="P1" draw:layer="layout" svg:width="2.134cm" svg:height="1.422cm" svg:x="13.554cm" svg:y="7.373cm">
          <text:p text:style-name="P1"><text:span text:style-name="T1">SCU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0.356cm" svg:height="0.356cm" svg:x="13.909cm" svg:y="7.016cm">
          <text:p text:style-name="P3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29" draw:id="id29" draw:layer="layout" svg:width="0.356cm" svg:height="0.353cm" svg:x="14.987cm" svg:y="7.016cm">
          <text:p text:style-name="P3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3" draw:id="id13" draw:layer="layout" svg:width="0.356cm" svg:height="0.353cm" svg:x="14.276cm" svg:y="7.016cm">
          <text:p text:style-name="P3"><text:span text:style-name="T2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21" draw:id="id21" draw:layer="layout" svg:width="0.356cm" svg:height="0.354cm" svg:x="14.632cm" svg:y="7.016cm">
          <text:p text:style-name="P3"><text:span text:style-name="T2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56" draw:id="id56" draw:layer="layout" svg:width="0.356cm" svg:height="0.356cm" svg:x="13.909cm" svg:y="8.794cm">
          <text:p text:style-name="P3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37" draw:id="id37" draw:layer="layout" svg:width="0.356cm" svg:height="0.353cm" svg:x="14.987cm" svg:y="8.794cm">
          <text:p text:style-name="P3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58" draw:id="id58" draw:layer="layout" svg:width="0.356cm" svg:height="0.353cm" svg:x="14.276cm" svg:y="8.794cm">
          <text:p text:style-name="P3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45" draw:id="id45" draw:layer="layout" svg:width="0.356cm" svg:height="0.354cm" svg:x="14.632cm" svg:y="8.794cm">
          <text:p text:style-name="P3"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draw:line-skew="1.057cm" svg:x1="2.243cm" svg:y1="3.792cm" svg:x2="14.087cm" svg:y2="7.016cm" draw:start-shape="id4" draw:start-glue-point="2" draw:end-shape="id5" draw:end-glue-point="0" svg:d="M2243 3792v2669h11844v555" svg:viewBox="0 0 11845 3225">
          <text:p/>
        </draw:connector>
        <draw:custom-shape draw:style-name="gr2" draw:text-style-name="P1" draw:layer="layout" svg:width="2.134cm" svg:height="1.422cm" svg:x="18.434cm" svg:y="7.373cm">
          <text:p text:style-name="P1"><text:span text:style-name="T1">SCU3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" draw:id="id7" draw:layer="layout" svg:width="0.356cm" svg:height="0.356cm" svg:x="18.789cm" svg:y="7.016cm">
          <text:p text:style-name="P3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31" draw:id="id31" draw:layer="layout" svg:width="0.356cm" svg:height="0.353cm" svg:x="19.867cm" svg:y="7.016cm">
          <text:p text:style-name="P3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5" draw:id="id15" draw:layer="layout" svg:width="0.356cm" svg:height="0.353cm" svg:x="19.156cm" svg:y="7.016cm">
          <text:p text:style-name="P3"><text:span text:style-name="T2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23" draw:id="id23" draw:layer="layout" svg:width="0.356cm" svg:height="0.354cm" svg:x="19.512cm" svg:y="7.016cm">
          <text:p text:style-name="P3"><text:span text:style-name="T2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60" draw:id="id60" draw:layer="layout" svg:width="0.356cm" svg:height="0.356cm" svg:x="18.789cm" svg:y="8.794cm">
          <text:p text:style-name="P3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39" draw:id="id39" draw:layer="layout" svg:width="0.356cm" svg:height="0.353cm" svg:x="19.867cm" svg:y="8.794cm">
          <text:p text:style-name="P3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62" draw:id="id62" draw:layer="layout" svg:width="0.356cm" svg:height="0.353cm" svg:x="19.156cm" svg:y="8.794cm">
          <text:p text:style-name="P3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47" draw:id="id47" draw:layer="layout" svg:width="0.356cm" svg:height="0.354cm" svg:x="19.512cm" svg:y="8.794cm">
          <text:p text:style-name="P3"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draw:line-skew="0.931cm" svg:x1="2.598cm" svg:y1="3.791cm" svg:x2="18.967cm" svg:y2="7.016cm" draw:start-shape="id6" draw:start-glue-point="2" draw:end-shape="id7" draw:end-glue-point="0" svg:d="M2598 3791v2543h16369v682" svg:viewBox="0 0 16370 3226">
          <text:p/>
        </draw:connector>
        <draw:custom-shape draw:style-name="gr1" draw:text-style-name="P2" draw:layer="layout" svg:width="2.134cm" svg:height="1.372cm" svg:x="5.934cm" svg:y="2.068cm">
          <text:p text:style-name="P1"><text:span text:style-name="T1">CPU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8" draw:id="id8" draw:layer="layout" svg:width="0.356cm" svg:height="0.356cm" svg:x="6.234cm" svg:y="3.439cm">
          <text:p text:style-name="P3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4" draw:id="id14" draw:layer="layout" svg:width="0.356cm" svg:height="0.353cm" svg:x="7.312cm" svg:y="3.439cm">
          <text:p text:style-name="P3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0" draw:id="id10" draw:layer="layout" svg:width="0.356cm" svg:height="0.353cm" svg:x="6.601cm" svg:y="3.439cm">
          <text:p text:style-name="P3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12" draw:id="id12" draw:layer="layout" svg:width="0.356cm" svg:height="0.354cm" svg:x="6.957cm" svg:y="3.439cm">
          <text:p text:style-name="P3"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draw:line-skew="1.31cm" svg:x1="6.412cm" svg:y1="3.795cm" svg:x2="4.294cm" svg:y2="7.016cm" draw:start-shape="id8" draw:start-glue-point="2" draw:end-shape="id9" draw:end-glue-point="0" svg:d="M6412 3795v2920h-2118v301" svg:viewBox="0 0 2119 3222">
          <text:p/>
        </draw:connector>
        <draw:connector draw:style-name="gr6" draw:text-style-name="P5" draw:layer="layout" draw:line-skew="0.55cm" svg:x1="6.779cm" svg:y1="3.792cm" svg:x2="9.374cm" svg:y2="7.016cm" draw:start-shape="id10" draw:start-glue-point="2" draw:end-shape="id11" draw:end-glue-point="0" svg:d="M6779 3792v2161h2595v1063" svg:viewBox="0 0 2596 3225">
          <text:p/>
        </draw:connector>
        <draw:connector draw:style-name="gr6" draw:text-style-name="P5" draw:layer="layout" draw:line-skew="0.422cm" svg:x1="7.135cm" svg:y1="3.793cm" svg:x2="14.454cm" svg:y2="7.016cm" draw:start-shape="id12" draw:start-glue-point="2" draw:end-shape="id13" draw:end-glue-point="0" svg:d="M7135 3793v2033h7319v1190" svg:viewBox="0 0 7320 3224">
          <text:p/>
        </draw:connector>
        <draw:connector draw:style-name="gr6" draw:text-style-name="P5" draw:layer="layout" draw:line-skew="0.296cm" svg:x1="7.49cm" svg:y1="3.792cm" svg:x2="19.334cm" svg:y2="7.016cm" draw:start-shape="id14" draw:start-glue-point="2" draw:end-shape="id15" draw:end-glue-point="0" svg:d="M7490 3792v1907h11844v1317" svg:viewBox="0 0 11845 3225">
          <text:p/>
        </draw:connector>
        <draw:custom-shape draw:style-name="gr1" draw:text-style-name="P2" draw:layer="layout" svg:width="2.134cm" svg:height="1.372cm" svg:x="11.014cm" svg:y="2.069cm">
          <text:p text:style-name="P1"><text:span text:style-name="T1">CPU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6" draw:id="id16" draw:layer="layout" svg:width="0.356cm" svg:height="0.356cm" svg:x="11.314cm" svg:y="3.44cm">
          <text:p text:style-name="P3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22" draw:id="id22" draw:layer="layout" svg:width="0.356cm" svg:height="0.353cm" svg:x="12.392cm" svg:y="3.44cm">
          <text:p text:style-name="P3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8" draw:id="id18" draw:layer="layout" svg:width="0.356cm" svg:height="0.353cm" svg:x="11.681cm" svg:y="3.44cm">
          <text:p text:style-name="P3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20" draw:id="id20" draw:layer="layout" svg:width="0.356cm" svg:height="0.354cm" svg:x="12.037cm" svg:y="3.44cm">
          <text:p text:style-name="P3"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draw:line-skew="-0.977cm" svg:x1="11.492cm" svg:y1="3.796cm" svg:x2="4.65cm" svg:y2="7.016cm" draw:start-shape="id16" draw:start-glue-point="2" draw:end-shape="id17" draw:end-glue-point="0" svg:d="M11492 3796v633h-6842v2587" svg:viewBox="0 0 6843 3221">
          <text:p/>
        </draw:connector>
        <draw:connector draw:style-name="gr6" draw:text-style-name="P5" draw:layer="layout" draw:line-skew="-0.467cm" svg:x1="11.859cm" svg:y1="3.793cm" svg:x2="9.73cm" svg:y2="7.016cm" draw:start-shape="id18" draw:start-glue-point="2" draw:end-shape="id19" draw:end-glue-point="0" svg:d="M11859 3793v1144h-2129v2079" svg:viewBox="0 0 2130 3224">
          <text:p/>
        </draw:connector>
        <draw:connector draw:style-name="gr6" draw:text-style-name="P5" draw:layer="layout" draw:line-skew="0.167cm" svg:x1="12.215cm" svg:y1="3.794cm" svg:x2="14.81cm" svg:y2="7.016cm" draw:start-shape="id20" draw:start-glue-point="2" draw:end-shape="id21" draw:end-glue-point="0" svg:d="M12215 3794v1778h2595v1444" svg:viewBox="0 0 2596 3223">
          <text:p/>
        </draw:connector>
        <draw:connector draw:style-name="gr6" draw:text-style-name="P5" draw:layer="layout" svg:x1="12.57cm" svg:y1="3.793cm" svg:x2="19.69cm" svg:y2="7.016cm" draw:start-shape="id22" draw:start-glue-point="2" draw:end-shape="id23" draw:end-glue-point="0" svg:d="M12570 3793v1611h7120v1612" svg:viewBox="0 0 7121 3224">
          <text:p/>
        </draw:connector>
        <draw:custom-shape draw:style-name="gr1" draw:text-style-name="P2" draw:layer="layout" svg:width="2.134cm" svg:height="1.372cm" svg:x="16.094cm" svg:y="2.07cm">
          <text:p text:style-name="P1"><text:span text:style-name="T1">CPU3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4" draw:id="id24" draw:layer="layout" svg:width="0.356cm" svg:height="0.356cm" svg:x="16.394cm" svg:y="3.441cm">
          <text:p text:style-name="P3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30" draw:id="id30" draw:layer="layout" svg:width="0.356cm" svg:height="0.353cm" svg:x="17.472cm" svg:y="3.441cm">
          <text:p text:style-name="P3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26" draw:id="id26" draw:layer="layout" svg:width="0.356cm" svg:height="0.353cm" svg:x="16.761cm" svg:y="3.441cm">
          <text:p text:style-name="P3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28" draw:id="id28" draw:layer="layout" svg:width="0.356cm" svg:height="0.354cm" svg:x="17.117cm" svg:y="3.441cm">
          <text:p text:style-name="P3"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draw:line-skew="-0.723cm" svg:x1="16.572cm" svg:y1="3.797cm" svg:x2="5.005cm" svg:y2="7.016cm" draw:start-shape="id24" draw:start-glue-point="2" draw:end-shape="id25" draw:end-glue-point="0" svg:d="M16572 3797v886h-11567v2333" svg:viewBox="0 0 11568 3220">
          <text:p/>
        </draw:connector>
        <draw:connector draw:style-name="gr6" draw:text-style-name="P5" draw:layer="layout" draw:line-skew="-0.213cm" svg:x1="16.939cm" svg:y1="3.794cm" svg:x2="10.085cm" svg:y2="7.016cm" draw:start-shape="id26" draw:start-glue-point="2" draw:end-shape="id27" draw:end-glue-point="0" svg:d="M16939 3794v1397h-6854v1825" svg:viewBox="0 0 6855 3223">
          <text:p/>
        </draw:connector>
        <draw:connector draw:style-name="gr6" draw:text-style-name="P5" draw:layer="layout" draw:line-skew="0.167cm" svg:x1="17.295cm" svg:y1="3.795cm" svg:x2="15.165cm" svg:y2="7.016cm" draw:start-shape="id28" draw:start-glue-point="2" draw:end-shape="id29" draw:end-glue-point="0" svg:d="M17295 3795v1777h-2130v1444" svg:viewBox="0 0 2131 3222">
          <text:p/>
        </draw:connector>
        <draw:connector draw:style-name="gr6" draw:text-style-name="P5" draw:layer="layout" draw:line-skew="-0.213cm" svg:x1="17.65cm" svg:y1="3.794cm" svg:x2="20.045cm" svg:y2="7.016cm" draw:start-shape="id30" draw:start-glue-point="2" draw:end-shape="id31" draw:end-glue-point="0" svg:d="M17650 3794v1397h2395v1825" svg:viewBox="0 0 2396 3223">
          <text:p/>
        </draw:connector>
        <draw:custom-shape draw:style-name="gr1" draw:text-style-name="P2" draw:layer="layout" svg:width="2.134cm" svg:height="1.372cm" svg:x="16.094cm" svg:y="13.09cm">
          <text:p text:style-name="P1"><text:span text:style-name="T1">CPU4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2" draw:id="id32" draw:layer="layout" svg:width="0.356cm" svg:height="0.356cm" svg:x="16.394cm" svg:y="12.735cm">
          <text:p text:style-name="P3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38" draw:id="id38" draw:layer="layout" svg:width="0.356cm" svg:height="0.353cm" svg:x="17.472cm" svg:y="12.735cm">
          <text:p text:style-name="P3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34" draw:id="id34" draw:layer="layout" svg:width="0.356cm" svg:height="0.353cm" svg:x="16.761cm" svg:y="12.735cm">
          <text:p text:style-name="P3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36" draw:id="id36" draw:layer="layout" svg:width="0.356cm" svg:height="0.354cm" svg:x="17.117cm" svg:y="12.735cm">
          <text:p text:style-name="P3"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134cm" svg:height="1.372cm" svg:x="11.026cm" svg:y="13.091cm">
          <text:p text:style-name="P1"><text:span text:style-name="T1">CPU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0" draw:id="id40" draw:layer="layout" svg:width="0.356cm" svg:height="0.356cm" svg:x="11.326cm" svg:y="12.735cm">
          <text:p text:style-name="P3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46" draw:id="id46" draw:layer="layout" svg:width="0.356cm" svg:height="0.353cm" svg:x="12.404cm" svg:y="12.735cm">
          <text:p text:style-name="P3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42" draw:id="id42" draw:layer="layout" svg:width="0.356cm" svg:height="0.353cm" svg:x="11.693cm" svg:y="12.735cm">
          <text:p text:style-name="P3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44" draw:id="id44" draw:layer="layout" svg:width="0.356cm" svg:height="0.354cm" svg:x="12.049cm" svg:y="12.735cm">
          <text:p text:style-name="P3"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draw:line-skew="0.854cm" svg:x1="16.572cm" svg:y1="12.735cm" svg:x2="5.005cm" svg:y2="9.147cm" draw:start-shape="id32" draw:start-glue-point="0" draw:end-shape="id33" draw:end-glue-point="2" svg:d="M16572 12735v-940h-11567v-2648" svg:viewBox="0 0 11568 3589">
          <text:p/>
        </draw:connector>
        <draw:connector draw:style-name="gr6" draw:text-style-name="P5" draw:layer="layout" draw:line-skew="-0.161cm" svg:x1="16.939cm" svg:y1="12.735cm" svg:x2="10.085cm" svg:y2="9.147cm" draw:start-shape="id34" draw:start-glue-point="0" draw:end-shape="id35" draw:end-glue-point="2" svg:d="M16939 12735v-1956h-6854v-1632" svg:viewBox="0 0 6855 3589">
          <text:p/>
        </draw:connector>
        <draw:connector draw:style-name="gr6" draw:text-style-name="P5" draw:layer="layout" draw:line-skew="-0.924cm" svg:x1="17.295cm" svg:y1="12.735cm" svg:x2="15.165cm" svg:y2="9.147cm" draw:start-shape="id36" draw:start-glue-point="0" draw:end-shape="id37" draw:end-glue-point="2" svg:d="M17295 12735v-2718h-2130v-870" svg:viewBox="0 0 2131 3589">
          <text:p/>
        </draw:connector>
        <draw:connector draw:style-name="gr6" draw:text-style-name="P5" draw:layer="layout" draw:line-skew="1.49cm" svg:x1="17.65cm" svg:y1="12.735cm" svg:x2="20.045cm" svg:y2="9.147cm" draw:start-shape="id38" draw:start-glue-point="0" draw:end-shape="id39" draw:end-glue-point="2" svg:d="M17650 12735v-305h2395v-3283" svg:viewBox="0 0 2396 3589">
          <text:p/>
        </draw:connector>
        <draw:connector draw:style-name="gr7" draw:text-style-name="P5" draw:layer="layout" draw:line-skew="1.234cm" svg:x1="11.504cm" svg:y1="12.735cm" svg:x2="4.65cm" svg:y2="9.148cm" draw:start-shape="id40" draw:start-glue-point="0" draw:end-shape="id41" draw:end-glue-point="2" svg:d="M11504 12735v-559h-6854v-3028" svg:viewBox="0 0 6855 3588">
          <text:p/>
        </draw:connector>
        <draw:connector draw:style-name="gr6" draw:text-style-name="P5" draw:layer="layout" draw:line-skew="1.108cm" svg:x1="11.871cm" svg:y1="12.735cm" svg:x2="9.73cm" svg:y2="9.148cm" draw:start-shape="id42" draw:start-glue-point="0" draw:end-shape="id43" draw:end-glue-point="2" svg:d="M11871 12735v-686h-2141v-2901" svg:viewBox="0 0 2142 3588">
          <text:p/>
        </draw:connector>
        <draw:connector draw:style-name="gr6" draw:text-style-name="P5" draw:layer="layout" draw:line-skew="1.107cm" svg:x1="12.227cm" svg:y1="12.735cm" svg:x2="14.81cm" svg:y2="9.148cm" draw:start-shape="id44" draw:start-glue-point="0" draw:end-shape="id45" draw:end-glue-point="2" svg:d="M12227 12735v-686h2583v-2901" svg:viewBox="0 0 2584 3588">
          <text:p/>
        </draw:connector>
        <draw:connector draw:style-name="gr6" draw:text-style-name="P5" draw:layer="layout" draw:line-skew="0.092cm" svg:x1="12.582cm" svg:y1="12.735cm" svg:x2="19.69cm" svg:y2="9.148cm" draw:start-shape="id46" draw:start-glue-point="0" draw:end-shape="id47" draw:end-glue-point="2" svg:d="M12582 12735v-1702h7108v-1885" svg:viewBox="0 0 7109 3588">
          <text:p/>
        </draw:connector>
        <draw:custom-shape draw:style-name="gr8" draw:text-style-name="P6" draw:layer="layout" svg:width="2.134cm" svg:height="1.372cm" svg:x="1.054cm" svg:y="13.091cm">
          <text:p text:style-name="P1"><text:span text:style-name="T1">IOM0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8" draw:id="id48" draw:layer="layout" svg:width="0.356cm" svg:height="0.356cm" svg:x="1.354cm" svg:y="12.735cm">
          <text:p text:style-name="P3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59" draw:id="id59" draw:layer="layout" svg:width="0.356cm" svg:height="0.353cm" svg:x="2.432cm" svg:y="12.735cm">
          <text:p text:style-name="P3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51" draw:id="id51" draw:layer="layout" svg:width="0.356cm" svg:height="0.353cm" svg:x="1.721cm" svg:y="12.735cm">
          <text:p text:style-name="P3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55" draw:id="id55" draw:layer="layout" svg:width="0.356cm" svg:height="0.354cm" svg:x="2.077cm" svg:y="12.735cm">
          <text:p text:style-name="P3"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2.134cm" svg:height="1.372cm" svg:x="5.934cm" svg:y="13.091cm">
          <text:p text:style-name="P1"><text:span text:style-name="T1">IOM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9" draw:id="id49" draw:layer="layout" svg:width="0.356cm" svg:height="0.356cm" svg:x="6.234cm" svg:y="12.735cm">
          <text:p text:style-name="P3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61" draw:id="id61" draw:layer="layout" svg:width="0.356cm" svg:height="0.353cm" svg:x="7.312cm" svg:y="12.735cm">
          <text:p text:style-name="P3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53" draw:id="id53" draw:layer="layout" svg:width="0.356cm" svg:height="0.353cm" svg:x="6.601cm" svg:y="12.735cm">
          <text:p text:style-name="P3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57" draw:id="id57" draw:layer="layout" svg:width="0.356cm" svg:height="0.354cm" svg:x="6.957cm" svg:y="12.735cm">
          <text:p text:style-name="P3"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draw:line-skew="-1.434cm" svg:x1="1.532cm" svg:y1="12.735cm" svg:x2="4.027cm" svg:y2="9.15cm" draw:start-shape="id48" draw:start-glue-point="0" svg:d="M1532 12735v-3477h2495v-108" svg:viewBox="0 0 2496 3586">
          <text:p/>
        </draw:connector>
        <draw:connector draw:style-name="gr9" draw:text-style-name="P5" draw:layer="layout" draw:line-skew="1.489cm" svg:x1="6.412cm" svg:y1="12.735cm" svg:x2="4.294cm" svg:y2="9.147cm" draw:start-shape="id49" draw:start-glue-point="0" draw:end-shape="id50" draw:end-glue-point="2" svg:d="M6412 12735v-305h-2118v-3283" svg:viewBox="0 0 2119 3589">
          <text:p/>
        </draw:connector>
        <draw:connector draw:style-name="gr9" draw:text-style-name="P5" draw:layer="layout" draw:line-skew="-1.179cm" svg:x1="1.899cm" svg:y1="12.735cm" svg:x2="9.007cm" svg:y2="9.15cm" draw:start-shape="id51" draw:start-glue-point="0" draw:end-shape="id52" draw:end-glue-point="2" svg:d="M1899 12735v-2972h7108v-613" svg:viewBox="0 0 7109 3586">
          <text:p/>
        </draw:connector>
        <draw:connector draw:style-name="gr10" draw:text-style-name="P7" draw:layer="layout" draw:line-skew="0.093cm" svg:x1="6.779cm" svg:y1="12.735cm" svg:x2="9.374cm" svg:y2="9.147cm" draw:start-shape="id53" draw:start-glue-point="0" draw:end-shape="id54" draw:end-glue-point="2" svg:d="M6779 12735v-1702h2595v-1886" svg:viewBox="0 0 2596 3589">
          <text:p/>
        </draw:connector>
        <draw:connector draw:style-name="gr9" draw:text-style-name="P5" draw:layer="layout" draw:line-skew="-0.926cm" svg:x1="2.255cm" svg:y1="12.735cm" svg:x2="14.087cm" svg:y2="9.15cm" draw:start-shape="id55" draw:start-glue-point="0" draw:end-shape="id56" draw:end-glue-point="2" svg:d="M2255 12735v-2718h11832v-867" svg:viewBox="0 0 11833 3586">
          <text:p/>
        </draw:connector>
        <draw:connector draw:style-name="gr10" draw:text-style-name="P7" draw:layer="layout" draw:line-skew="0.346cm" svg:x1="7.135cm" svg:y1="12.735cm" svg:x2="14.454cm" svg:y2="9.147cm" draw:start-shape="id57" draw:start-glue-point="0" draw:end-shape="id58" draw:end-glue-point="2" svg:d="M7135 12735v-1448h7319v-2140" svg:viewBox="0 0 7320 3589">
          <text:p/>
        </draw:connector>
        <draw:connector draw:style-name="gr10" draw:text-style-name="P7" draw:layer="layout" draw:line-skew="-0.671cm" svg:x1="2.61cm" svg:y1="12.735cm" svg:x2="18.967cm" svg:y2="9.15cm" draw:start-shape="id59" draw:start-glue-point="0" draw:end-shape="id60" draw:end-glue-point="2" svg:d="M2610 12735v-2464h16357v-1121" svg:viewBox="0 0 16358 3586">
          <text:p/>
        </draw:connector>
        <draw:connector draw:style-name="gr9" draw:text-style-name="P5" draw:layer="layout" draw:line-skew="0.601cm" svg:x1="7.49cm" svg:y1="12.735cm" svg:x2="19.334cm" svg:y2="9.147cm" draw:start-shape="id61" draw:start-glue-point="0" draw:end-shape="id62" draw:end-glue-point="2" svg:d="M7490 12735v-1194h11844v-2394" svg:viewBox="0 0 11845 3589">
          <text:p/>
        </draw:connector>
      </draw:page>
      <draw:page draw:name="page2" draw:style-name="dp1" draw:master-page-name="Default">
        <draw:custom-shape draw:style-name="gr11" draw:text-style-name="P9" draw:layer="layout" svg:width="5.69cm" svg:height="5.69cm" svg:x="8.598cm" svg:y="5.832cm">
          <text:p text:style-name="P8">IOM0</text:p>
          <draw:enhanced-geometry svg:viewBox="0 0 21600 21600" draw:type="rectangle" draw:enhanced-path="M 0 0 L 21600 0 21600 21600 0 21600 0 0 Z N"/>
        </draw:custom-shape>
        <draw:custom-shape draw:style-name="gr3" draw:text-style-name="P4" xml:id="id64" draw:id="id64" draw:layer="layout" svg:width="0.356cm" svg:height="0.356cm" svg:x="8.242cm" svg:y="5.832cm">
          <text:p text:style-name="P3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356cm" svg:height="0.353cm" svg:x="8.242cm" svg:y="7.254cm">
          <text:p text:style-name="P3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70" draw:id="id70" draw:layer="layout" svg:width="0.356cm" svg:height="0.353cm" svg:x="8.242cm" svg:y="6.908cm">
          <text:p text:style-name="P3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66" draw:id="id66" draw:layer="layout" svg:width="0.356cm" svg:height="0.353cm" svg:x="8.242cm" svg:y="6.187cm">
          <text:p text:style-name="P3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68" draw:id="id68" draw:layer="layout" svg:width="0.356cm" svg:height="0.354cm" svg:x="8.242cm" svg:y="6.543cm">
          <text:p text:style-name="P3"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82" draw:id="id82" draw:layer="layout" svg:width="0.356cm" svg:height="0.354cm" svg:x="8.242cm" svg:y="11.166cm">
          <text:p text:style-name="P3"><text:span text:style-name="T2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356cm" svg:height="0.353cm" svg:x="8.242cm" svg:y="9.032cm">
          <text:p text:style-name="P3"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356cm" svg:height="0.353cm" svg:x="8.242cm" svg:y="8.676cm">
          <text:p text:style-name="P3"><text:span text:style-name="T2">8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4" draw:layer="layout" svg:width="0.356cm" svg:height="0.354cm" svg:x="8.242cm" svg:y="8.321cm">
          <text:p text:style-name="P3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56cm" svg:height="0.354cm" svg:x="8.242cm" svg:y="7.965cm">
          <text:p text:style-name="P3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56cm" svg:height="0.354cm" svg:x="8.242cm" svg:y="7.61cm">
          <text:p text:style-name="P3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80" draw:id="id80" draw:layer="layout" svg:width="0.356cm" svg:height="0.354cm" svg:x="8.242cm" svg:y="10.81cm">
          <text:p text:style-name="P3"><text:span text:style-name="T2">14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78" draw:id="id78" draw:layer="layout" svg:width="0.356cm" svg:height="0.353cm" svg:x="8.242cm" svg:y="10.454cm">
          <text:p text:style-name="P3"><text:span text:style-name="T2">13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76" draw:id="id76" draw:layer="layout" svg:width="0.356cm" svg:height="0.354cm" svg:x="8.242cm" svg:y="10.099cm">
          <text:p text:style-name="P3"><text:span text:style-name="T2">12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74" draw:id="id74" draw:layer="layout" svg:width="0.356cm" svg:height="0.354cm" svg:x="8.242cm" svg:y="9.743cm">
          <text:p text:style-name="P3"><text:span text:style-name="T2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72" draw:id="id72" draw:layer="layout" svg:width="0.356cm" svg:height="0.353cm" svg:x="8.242cm" svg:y="9.39cm">
          <text:p text:style-name="P3"><text:span text:style-name="T2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32" draw:id="id132" draw:layer="layout" svg:width="0.356cm" svg:height="0.356cm" svg:x="14.288cm" svg:y="5.832cm">
          <text:p text:style-name="P3"><text:span text:style-name="T2">47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25" draw:id="id125" draw:layer="layout" svg:width="0.356cm" svg:height="0.353cm" svg:x="14.288cm" svg:y="7.254cm">
          <text:p text:style-name="P3"><text:span text:style-name="T2">43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356cm" svg:height="0.353cm" svg:x="14.288cm" svg:y="6.908cm">
          <text:p text:style-name="P3"><text:span text:style-name="T2">44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29" draw:id="id129" draw:layer="layout" svg:width="0.356cm" svg:height="0.353cm" svg:x="14.288cm" svg:y="6.187cm">
          <text:p text:style-name="P3"><text:span text:style-name="T2">4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127" draw:id="id127" draw:layer="layout" svg:width="0.356cm" svg:height="0.354cm" svg:x="14.288cm" svg:y="6.543cm">
          <text:p text:style-name="P3"><text:span text:style-name="T2">4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103" draw:id="id103" draw:layer="layout" svg:width="0.356cm" svg:height="0.354cm" svg:x="14.288cm" svg:y="11.166cm">
          <text:p text:style-name="P3"><text:span text:style-name="T2">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115" draw:id="id115" draw:layer="layout" svg:width="0.356cm" svg:height="0.353cm" svg:x="14.288cm" svg:y="9.032cm">
          <text:p text:style-name="P3"><text:span text:style-name="T2">38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17" draw:id="id117" draw:layer="layout" svg:width="0.356cm" svg:height="0.353cm" svg:x="14.288cm" svg:y="8.676cm">
          <text:p text:style-name="P3"><text:span text:style-name="T2">39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4" xml:id="id119" draw:id="id119" draw:layer="layout" svg:width="0.356cm" svg:height="0.354cm" svg:x="14.288cm" svg:y="8.321cm">
          <text:p text:style-name="P3"><text:span text:style-name="T2">40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121" draw:id="id121" draw:layer="layout" svg:width="0.356cm" svg:height="0.354cm" svg:x="14.288cm" svg:y="7.965cm">
          <text:p text:style-name="P3"><text:span text:style-name="T2">41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123" draw:id="id123" draw:layer="layout" svg:width="0.356cm" svg:height="0.354cm" svg:x="14.288cm" svg:y="7.61cm">
          <text:p text:style-name="P3"><text:span text:style-name="T2">42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105" draw:id="id105" draw:layer="layout" svg:width="0.356cm" svg:height="0.354cm" svg:x="14.288cm" svg:y="10.81cm">
          <text:p text:style-name="P3"><text:span text:style-name="T2">33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07" draw:id="id107" draw:layer="layout" svg:width="0.356cm" svg:height="0.353cm" svg:x="14.288cm" svg:y="10.454cm">
          <text:p text:style-name="P3"><text:span text:style-name="T2">34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109" draw:id="id109" draw:layer="layout" svg:width="0.356cm" svg:height="0.354cm" svg:x="14.288cm" svg:y="10.099cm">
          <text:p text:style-name="P3"><text:span text:style-name="T2">35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111" draw:id="id111" draw:layer="layout" svg:width="0.356cm" svg:height="0.354cm" svg:x="14.288cm" svg:y="9.743cm">
          <text:p text:style-name="P3"><text:span text:style-name="T2">3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113" draw:id="id113" draw:layer="layout" svg:width="0.356cm" svg:height="0.353cm" svg:x="14.288cm" svg:y="9.39cm">
          <text:p text:style-name="P3"><text:span text:style-name="T2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83" draw:id="id83" draw:layer="layout" svg:width="0.356cm" svg:height="0.356cm" svg:x="8.598cm" svg:y="11.532cm">
          <text:p text:style-name="P3"><text:span text:style-name="T2">16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91" draw:id="id91" draw:layer="layout" svg:width="0.356cm" svg:height="0.353cm" svg:x="10.032cm" svg:y="11.532cm">
          <text:p text:style-name="P3"><text:span text:style-name="T2">20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89" draw:id="id89" draw:layer="layout" svg:width="0.356cm" svg:height="0.353cm" svg:x="9.676cm" svg:y="11.532cm">
          <text:p text:style-name="P3"><text:span text:style-name="T2">19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85" draw:id="id85" draw:layer="layout" svg:width="0.356cm" svg:height="0.353cm" svg:x="8.965cm" svg:y="11.532cm">
          <text:p text:style-name="P3"><text:span text:style-name="T2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87" draw:id="id87" draw:layer="layout" svg:width="0.356cm" svg:height="0.354cm" svg:x="9.321cm" svg:y="11.532cm">
          <text:p text:style-name="P3"><text:span text:style-name="T2">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356cm" svg:height="0.354cm" svg:x="13.943cm" svg:y="11.532cm">
          <text:p text:style-name="P3"><text:span text:style-name="T2">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356cm" svg:height="0.353cm" svg:x="11.81cm" svg:y="11.532cm">
          <text:p text:style-name="P3"><text:span text:style-name="T2">2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356cm" svg:height="0.353cm" svg:x="11.454cm" svg:y="11.532cm">
          <text:p text:style-name="P3"><text:span text:style-name="T2">24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4" xml:id="id97" draw:id="id97" draw:layer="layout" svg:width="0.356cm" svg:height="0.354cm" svg:x="11.099cm" svg:y="11.532cm">
          <text:p text:style-name="P3"><text:span text:style-name="T2">23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95" draw:id="id95" draw:layer="layout" svg:width="0.356cm" svg:height="0.354cm" svg:x="10.743cm" svg:y="11.532cm">
          <text:p text:style-name="P3"><text:span text:style-name="T2">22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93" draw:id="id93" draw:layer="layout" svg:width="0.356cm" svg:height="0.354cm" svg:x="10.387cm" svg:y="11.532cm">
          <text:p text:style-name="P3"><text:span text:style-name="T2">21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102" draw:id="id102" draw:layer="layout" svg:width="0.356cm" svg:height="0.354cm" svg:x="13.588cm" svg:y="11.532cm">
          <text:p text:style-name="P3"><text:span text:style-name="T2">30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356cm" svg:height="0.353cm" svg:x="13.232cm" svg:y="11.532cm">
          <text:p text:style-name="P3"><text:span text:style-name="T2">29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56cm" svg:height="0.354cm" svg:x="12.877cm" svg:y="11.532cm">
          <text:p text:style-name="P3"><text:span text:style-name="T2">28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56cm" svg:height="0.354cm" svg:x="12.521cm" svg:y="11.532cm">
          <text:p text:style-name="P3"><text:span text:style-name="T2">2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100" draw:id="id100" draw:layer="layout" svg:width="0.356cm" svg:height="0.353cm" svg:x="12.165cm" svg:y="11.532cm">
          <text:p text:style-name="P3"><text:span text:style-name="T2">2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0.356cm" svg:height="0.356cm" svg:x="8.598cm" svg:y="5.476cm">
          <text:p text:style-name="P3"><text:span text:style-name="T2">63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356cm" svg:height="0.353cm" svg:x="10.032cm" svg:y="5.476cm">
          <text:p text:style-name="P3"><text:span text:style-name="T2">59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356cm" svg:height="0.353cm" svg:x="9.676cm" svg:y="5.476cm">
          <text:p text:style-name="P3"><text:span text:style-name="T2">60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356cm" svg:height="0.353cm" svg:x="8.965cm" svg:y="5.476cm">
          <text:p text:style-name="P3"><text:span text:style-name="T2">6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356cm" svg:height="0.354cm" svg:x="9.321cm" svg:y="5.476cm">
          <text:p text:style-name="P3"><text:span text:style-name="T2">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134" draw:id="id134" draw:layer="layout" svg:width="0.356cm" svg:height="0.354cm" svg:x="13.943cm" svg:y="5.476cm">
          <text:p text:style-name="P3"><text:span text:style-name="T2">4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356cm" svg:height="0.353cm" svg:x="11.81cm" svg:y="5.476cm">
          <text:p text:style-name="P3"><text:span text:style-name="T2">54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356cm" svg:height="0.353cm" svg:x="11.454cm" svg:y="5.476cm">
          <text:p text:style-name="P3"><text:span text:style-name="T2">55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4" draw:layer="layout" svg:width="0.356cm" svg:height="0.354cm" svg:x="11.099cm" svg:y="5.476cm">
          <text:p text:style-name="P3"><text:span text:style-name="T2">56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56cm" svg:height="0.354cm" svg:x="10.743cm" svg:y="5.476cm">
          <text:p text:style-name="P3"><text:span text:style-name="T2">57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56cm" svg:height="0.354cm" svg:x="10.387cm" svg:y="5.476cm">
          <text:p text:style-name="P3"><text:span text:style-name="T2">58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56cm" svg:height="0.354cm" svg:x="13.588cm" svg:y="5.476cm">
          <text:p text:style-name="P3"><text:span text:style-name="T2">49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356cm" svg:height="0.353cm" svg:x="13.232cm" svg:y="5.476cm">
          <text:p text:style-name="P3"><text:span text:style-name="T2">50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56cm" svg:height="0.354cm" svg:x="12.877cm" svg:y="5.476cm">
          <text:p text:style-name="P3"><text:span text:style-name="T2">51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56cm" svg:height="0.354cm" svg:x="12.521cm" svg:y="5.476cm">
          <text:p text:style-name="P3"><text:span text:style-name="T2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356cm" svg:height="0.353cm" svg:x="12.165cm" svg:y="5.476cm">
          <text:p text:style-name="P3"><text:span text:style-name="T2">5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2.134cm" svg:height="0.682cm" svg:x="1.294cm" svg:y="1.274cm">
          <text:p text:style-name="P8">SCU0</text:p>
          <draw:enhanced-geometry svg:viewBox="0 0 21600 21600" draw:type="rectangle" draw:enhanced-path="M 0 0 L 21600 0 21600 21600 0 21600 0 0 Z N"/>
        </draw:custom-shape>
        <draw:custom-shape draw:style-name="gr3" draw:text-style-name="P4" xml:id="id63" draw:id="id63" draw:layer="layout" svg:width="0.356cm" svg:height="0.356cm" svg:x="3.428cm" svg:y="1.448cm">
          <text:p text:style-name="P3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.134cm" svg:height="0.682cm" svg:x="1.294cm" svg:y="2.274cm">
          <text:p text:style-name="P8">SCU1</text:p>
          <draw:enhanced-geometry svg:viewBox="0 0 21600 21600" draw:type="rectangle" draw:enhanced-path="M 0 0 L 21600 0 21600 21600 0 21600 0 0 Z N"/>
        </draw:custom-shape>
        <draw:custom-shape draw:style-name="gr3" draw:text-style-name="P4" xml:id="id65" draw:id="id65" draw:layer="layout" svg:width="0.356cm" svg:height="0.356cm" svg:x="3.428cm" svg:y="2.448cm">
          <text:p text:style-name="P3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.134cm" svg:height="0.682cm" svg:x="1.294cm" svg:y="3.274cm">
          <text:p text:style-name="P8">SCU2</text:p>
          <draw:enhanced-geometry svg:viewBox="0 0 21600 21600" draw:type="rectangle" draw:enhanced-path="M 0 0 L 21600 0 21600 21600 0 21600 0 0 Z N"/>
        </draw:custom-shape>
        <draw:custom-shape draw:style-name="gr3" draw:text-style-name="P4" xml:id="id67" draw:id="id67" draw:layer="layout" svg:width="0.356cm" svg:height="0.356cm" svg:x="3.428cm" svg:y="3.448cm">
          <text:p text:style-name="P3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.134cm" svg:height="0.682cm" svg:x="1.294cm" svg:y="4.274cm">
          <text:p text:style-name="P8">SCU3</text:p>
          <draw:enhanced-geometry svg:viewBox="0 0 21600 21600" draw:type="rectangle" draw:enhanced-path="M 0 0 L 21600 0 21600 21600 0 21600 0 0 Z N"/>
        </draw:custom-shape>
        <draw:custom-shape draw:style-name="gr3" draw:text-style-name="P4" xml:id="id69" draw:id="id69" draw:layer="layout" svg:width="0.356cm" svg:height="0.356cm" svg:x="3.428cm" svg:y="4.448cm">
          <text:p text:style-name="P3"><text:span text:style-name="T2">0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line-skew="-0.187cm" svg:x1="3.784cm" svg:y1="1.626cm" svg:x2="8.242cm" svg:y2="6.01cm" draw:start-shape="id63" draw:start-glue-point="1" draw:end-shape="id64" draw:end-glue-point="3" svg:d="M3784 1626h2042v4384h2416" svg:viewBox="0 0 4459 4385">
          <text:p/>
        </draw:connector>
        <draw:connector draw:style-name="gr6" draw:text-style-name="P5" draw:layer="layout" draw:line-skew="-0.695cm" svg:x1="3.784cm" svg:y1="2.626cm" svg:x2="8.242cm" svg:y2="6.363cm" draw:start-shape="id65" draw:start-glue-point="1" draw:end-shape="id66" draw:end-glue-point="3" svg:d="M3784 2626h1534v3737h2924" svg:viewBox="0 0 4459 3738">
          <text:p/>
        </draw:connector>
        <draw:connector draw:style-name="gr6" draw:text-style-name="P5" draw:layer="layout" draw:line-skew="-1.203cm" svg:x1="3.784cm" svg:y1="3.626cm" svg:x2="8.242cm" svg:y2="6.72cm" draw:start-shape="id67" draw:start-glue-point="1" draw:end-shape="id68" draw:end-glue-point="3" svg:d="M3784 3626h1026v3094h3432" svg:viewBox="0 0 4459 3095">
          <text:p/>
        </draw:connector>
        <draw:connector draw:style-name="gr6" draw:text-style-name="P5" draw:layer="layout" draw:line-skew="-1.584cm" svg:x1="3.784cm" svg:y1="4.626cm" svg:x2="8.242cm" svg:y2="7.084cm" draw:start-shape="id69" draw:start-glue-point="1" draw:end-shape="id70" draw:end-glue-point="3" svg:d="M3784 4626h645v2458h3813" svg:viewBox="0 0 4459 2459">
          <text:p/>
        </draw:connector>
        <draw:custom-shape draw:style-name="gr13" draw:text-style-name="P10" xml:id="id71" draw:id="id71" draw:layer="layout" svg:width="2.134cm" svg:height="0.682cm" svg:x="4.594cm" svg:y="8.274cm">
          <text:p text:style-name="P8">MTPA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line-skew="-0.2cm" svg:x1="6.728cm" svg:y1="8.615cm" svg:x2="8.242cm" svg:y2="9.566cm" draw:start-shape="id71" draw:start-glue-point="1" draw:end-shape="id72" draw:end-glue-point="3" svg:d="M6728 8615h557v951h957" svg:viewBox="0 0 1515 952">
          <text:p/>
        </draw:connector>
        <draw:custom-shape draw:style-name="gr14" draw:text-style-name="P11" xml:id="id73" draw:id="id73" draw:layer="layout" svg:width="2.134cm" svg:height="0.682cm" svg:x="4.594cm" svg:y="9.274cm">
          <text:p text:style-name="P8">IPC0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line-skew="-0.581cm" svg:x1="6.728cm" svg:y1="9.615cm" svg:x2="8.242cm" svg:y2="9.92cm" draw:start-shape="id73" draw:start-glue-point="1" draw:end-shape="id74" draw:end-glue-point="3" svg:d="M6728 9615h176v305h1338" svg:viewBox="0 0 1515 306">
          <text:p/>
        </draw:connector>
        <draw:custom-shape draw:style-name="gr14" draw:text-style-name="P11" xml:id="id75" draw:id="id75" draw:layer="layout" svg:width="2.134cm" svg:height="0.682cm" svg:x="4.594cm" svg:y="10.374cm">
          <text:p text:style-name="P8">MSPA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line-skew="-0.634cm" svg:x1="6.728cm" svg:y1="10.715cm" svg:x2="8.242cm" svg:y2="10.276cm" draw:start-shape="id75" draw:start-glue-point="1" draw:end-shape="id76" draw:end-glue-point="3" svg:d="M6728 10715h123v-439h1391" svg:viewBox="0 0 1515 440">
          <text:p/>
        </draw:connector>
        <draw:custom-shape draw:style-name="gr15" draw:text-style-name="P13" xml:id="id77" draw:id="id77" draw:layer="layout" svg:width="2.134cm" svg:height="0.682cm" svg:x="4.594cm" svg:y="12.674cm">
          <text:p text:style-name="P12"><text:span text:style-name="T3">URPA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line-skew="-0.253cm" svg:x1="6.728cm" svg:y1="13.015cm" svg:x2="8.242cm" svg:y2="10.63cm" draw:start-shape="id77" draw:start-glue-point="1" draw:end-shape="id78" draw:end-glue-point="3" svg:d="M6728 13015h504v-2385h1010" svg:viewBox="0 0 1515 2386">
          <text:p/>
        </draw:connector>
        <draw:custom-shape draw:style-name="gr15" draw:text-style-name="P13" xml:id="id79" draw:id="id79" draw:layer="layout" svg:width="2.134cm" svg:height="0.682cm" svg:x="4.594cm" svg:y="13.774cm">
          <text:p text:style-name="P12"><text:span text:style-name="T3">URPB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xml:id="id81" draw:id="id81" draw:layer="layout" svg:width="2.134cm" svg:height="0.682cm" svg:x="4.594cm" svg:y="14.974cm">
          <text:p text:style-name="P12"><text:span text:style-name="T3">URPC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line-skew="0.128cm" svg:x1="6.728cm" svg:y1="14.115cm" svg:x2="8.242cm" svg:y2="10.987cm" draw:start-shape="id79" draw:start-glue-point="1" draw:end-shape="id80" draw:end-glue-point="3" svg:d="M6728 14115h885v-3128h629" svg:viewBox="0 0 1515 3129">
          <text:p/>
        </draw:connector>
        <draw:connector draw:style-name="gr6" draw:text-style-name="P5" draw:layer="layout" draw:line-skew="0.382cm" svg:x1="6.728cm" svg:y1="15.315cm" svg:x2="8.242cm" svg:y2="11.343cm" draw:start-shape="id81" draw:start-glue-point="1" draw:end-shape="id82" draw:end-glue-point="3" svg:d="M6728 15315h1139v-3972h375" svg:viewBox="0 0 1515 3973">
          <text:p/>
        </draw:connector>
        <draw:custom-shape draw:style-name="gr16" draw:text-style-name="P14" xml:id="id84" draw:id="id84" draw:layer="layout" svg:width="2.134cm" svg:height="0.682cm" svg:x="6.394cm" svg:y="16.088cm">
          <text:p text:style-name="P12"><text:span text:style-name="T3">FNPD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xml:id="id86" draw:id="id86" draw:layer="layout" svg:width="2.134cm" svg:height="0.682cm" svg:x="7.652cm" svg:y="17.358cm">
          <text:p text:style-name="P12"><text:span text:style-name="T3">FNPA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xml:id="id88" draw:id="id88" draw:layer="layout" svg:width="2.134cm" svg:height="0.682cm" svg:x="8.994cm" svg:y="16.088cm">
          <text:p text:style-name="P12"><text:span text:style-name="T3">FNPB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xml:id="id90" draw:id="id90" draw:layer="layout" svg:width="2.134cm" svg:height="0.682cm" svg:x="10.194cm" svg:y="17.358cm">
          <text:p text:style-name="P12"><text:span text:style-name="T3">FNPC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xml:id="id92" draw:id="id92" draw:layer="layout" svg:width="2.134cm" svg:height="0.682cm" svg:x="11.594cm" svg:y="16.088cm">
          <text:p text:style-name="P12"><text:span text:style-name="T3">FNPE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xml:id="id94" draw:id="id94" draw:layer="layout" svg:width="2.134cm" svg:height="0.682cm" svg:x="12.894cm" svg:y="17.358cm">
          <text:p text:style-name="P12"><text:span text:style-name="T3">FNPF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xml:id="id96" draw:id="id96" draw:layer="layout" svg:width="2.134cm" svg:height="0.682cm" svg:x="14.294cm" svg:y="16.088cm">
          <text:p text:style-name="P12"><text:span text:style-name="T3">FNPG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xml:id="id98" draw:id="id98" draw:layer="layout" svg:width="2.134cm" svg:height="0.682cm" svg:x="15.594cm" svg:y="17.358cm">
          <text:p text:style-name="P12"><text:span text:style-name="T3">FNPH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line-skew="1.617cm" svg:x1="8.776cm" svg:y1="11.888cm" svg:x2="7.461cm" svg:y2="16.088cm" draw:start-shape="id83" draw:start-glue-point="2" draw:end-shape="id84" draw:end-glue-point="0" svg:d="M8776 11888v3717h-1315v483" svg:viewBox="0 0 1316 4201">
          <text:p/>
        </draw:connector>
        <draw:connector draw:style-name="gr6" draw:text-style-name="P5" draw:layer="layout" draw:line-skew="1.238cm" svg:x1="9.143cm" svg:y1="11.885cm" svg:x2="8.719cm" svg:y2="17.358cm" draw:start-shape="id85" draw:start-glue-point="2" draw:end-shape="id86" draw:end-glue-point="0" svg:d="M9143 11885v3974h-424v1499" svg:viewBox="0 0 425 5474">
          <text:p/>
        </draw:connector>
        <draw:connector draw:style-name="gr6" draw:text-style-name="P5" draw:layer="layout" draw:line-skew="0.99cm" svg:x1="9.499cm" svg:y1="11.886cm" svg:x2="10.061cm" svg:y2="16.088cm" draw:start-shape="id87" draw:start-glue-point="2" draw:end-shape="id88" draw:end-glue-point="0" svg:d="M9499 11886v3091h562v1111" svg:viewBox="0 0 563 4203">
          <text:p/>
        </draw:connector>
        <draw:connector draw:style-name="gr6" draw:text-style-name="P5" draw:layer="layout" draw:line-skew="0.222cm" svg:x1="9.854cm" svg:y1="11.885cm" svg:x2="11.261cm" svg:y2="17.358cm" draw:start-shape="id89" draw:start-glue-point="2" draw:end-shape="id90" draw:end-glue-point="0" svg:d="M9854 11885v2958h1407v2515" svg:viewBox="0 0 1408 5474">
          <text:p/>
        </draw:connector>
        <draw:connector draw:style-name="gr6" draw:text-style-name="P5" draw:layer="layout" draw:line-skew="0.61cm" svg:x1="10.21cm" svg:y1="11.885cm" svg:x2="12.661cm" svg:y2="16.088cm" draw:start-shape="id91" draw:start-glue-point="2" draw:end-shape="id92" draw:end-glue-point="0" svg:d="M10210 11885v2711h2451v1492" svg:viewBox="0 0 2452 4204">
          <text:p/>
        </draw:connector>
        <draw:connector draw:style-name="gr6" draw:text-style-name="P5" draw:layer="layout" draw:line-skew="-0.287cm" svg:x1="10.565cm" svg:y1="11.886cm" svg:x2="13.961cm" svg:y2="17.358cm" draw:start-shape="id93" draw:start-glue-point="2" draw:end-shape="id94" draw:end-glue-point="0" svg:d="M10565 11886v2449h3396v3023" svg:viewBox="0 0 3397 5473">
          <text:p/>
        </draw:connector>
        <draw:connector draw:style-name="gr6" draw:text-style-name="P5" draw:layer="layout" svg:x1="10.921cm" svg:y1="11.886cm" svg:x2="15.361cm" svg:y2="16.088cm" draw:start-shape="id95" draw:start-glue-point="2" draw:end-shape="id96" svg:d="M10921 11886v2101h4440v2101" svg:viewBox="0 0 4441 4203">
          <text:p/>
        </draw:connector>
        <draw:connector draw:style-name="gr6" draw:text-style-name="P5" draw:layer="layout" draw:line-skew="-0.922cm" svg:x1="11.277cm" svg:y1="11.886cm" svg:x2="16.661cm" svg:y2="17.358cm" draw:start-shape="id97" draw:start-glue-point="2" draw:end-shape="id98" draw:end-glue-point="0" svg:d="M11277 11886v1814h5384v3658" svg:viewBox="0 0 5385 5473">
          <text:p/>
        </draw:connector>
        <draw:custom-shape draw:style-name="gr17" draw:text-style-name="P15" xml:id="id99" draw:id="id99" draw:layer="layout" svg:width="2.134cm" svg:height="0.682cm" svg:x="17.294cm" svg:y="16.088cm">
          <text:p text:style-name="P12"><text:span text:style-name="T3">ABSI0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line-skew="-0.54cm" svg:x1="18.361cm" svg:y1="16.088cm" svg:x2="12.343cm" svg:y2="11.885cm" draw:start-shape="id99" draw:start-glue-point="0" draw:end-shape="id100" draw:end-glue-point="2" svg:d="M18361 16088v-2642h-6018v-1561" svg:viewBox="0 0 6019 4204">
          <text:p/>
        </draw:connector>
        <draw:custom-shape draw:style-name="gr18" draw:text-style-name="P16" xml:id="id101" draw:id="id101" draw:layer="layout" svg:width="2.134cm" svg:height="0.682cm" svg:x="12.694cm" svg:y="12.458cm">
          <text:p text:style-name="P12"><text:span text:style-name="T3">OPCA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13.761cm" svg:y1="12.458cm" svg:x2="13.766cm" svg:y2="11.886cm" draw:start-shape="id101" draw:start-glue-point="0" draw:end-shape="id102" draw:end-glue-point="2" svg:d="M13761 12458v-286h5v-286" svg:viewBox="0 0 6 573">
          <text:p/>
        </draw:connector>
        <draw:custom-shape draw:style-name="gr17" draw:text-style-name="P15" xml:id="id104" draw:id="id104" draw:layer="layout" svg:width="2.134cm" svg:height="0.682cm" svg:x="16.056cm" svg:y="12.758cm">
          <text:p text:style-name="P12"><text:span text:style-name="T3">SKCA</text:span></text:p>
          <draw:enhanced-geometry svg:viewBox="0 0 21600 21600" draw:type="rectangle" draw:enhanced-path="M 0 0 L 21600 0 21600 21600 0 21600 0 0 Z N"/>
        </draw:custom-shape>
        <draw:custom-shape draw:style-name="gr17" draw:text-style-name="P15" xml:id="id106" draw:id="id106" draw:layer="layout" svg:width="2.134cm" svg:height="0.682cm" svg:x="18.394cm" svg:y="12.258cm">
          <text:p text:style-name="P12"><text:span text:style-name="T3">SKCB</text:span></text:p>
          <draw:enhanced-geometry svg:viewBox="0 0 21600 21600" draw:type="rectangle" draw:enhanced-path="M 0 0 L 21600 0 21600 21600 0 21600 0 0 Z N"/>
        </draw:custom-shape>
        <draw:custom-shape draw:style-name="gr17" draw:text-style-name="P15" xml:id="id108" draw:id="id108" draw:layer="layout" svg:width="2.134cm" svg:height="0.682cm" svg:x="16.056cm" svg:y="11.758cm">
          <text:p text:style-name="P12"><text:span text:style-name="T3">SKCC</text:span></text:p>
          <draw:enhanced-geometry svg:viewBox="0 0 21600 21600" draw:type="rectangle" draw:enhanced-path="M 0 0 L 21600 0 21600 21600 0 21600 0 0 Z N"/>
        </draw:custom-shape>
        <draw:custom-shape draw:style-name="gr17" draw:text-style-name="P15" xml:id="id110" draw:id="id110" draw:layer="layout" svg:width="2.134cm" svg:height="0.682cm" svg:x="18.394cm" svg:y="11.258cm">
          <text:p text:style-name="P12"><text:span text:style-name="T3">SKCD</text:span></text:p>
          <draw:enhanced-geometry svg:viewBox="0 0 21600 21600" draw:type="rectangle" draw:enhanced-path="M 0 0 L 21600 0 21600 21600 0 21600 0 0 Z N"/>
        </draw:custom-shape>
        <draw:custom-shape draw:style-name="gr17" draw:text-style-name="P15" xml:id="id112" draw:id="id112" draw:layer="layout" svg:width="2.134cm" svg:height="0.682cm" svg:x="16.056cm" svg:y="10.758cm">
          <text:p text:style-name="P12"><text:span text:style-name="T3">SKCE</text:span></text:p>
          <draw:enhanced-geometry svg:viewBox="0 0 21600 21600" draw:type="rectangle" draw:enhanced-path="M 0 0 L 21600 0 21600 21600 0 21600 0 0 Z N"/>
        </draw:custom-shape>
        <draw:custom-shape draw:style-name="gr17" draw:text-style-name="P15" xml:id="id114" draw:id="id114" draw:layer="layout" svg:width="2.134cm" svg:height="0.682cm" svg:x="18.394cm" svg:y="10.258cm">
          <text:p text:style-name="P12"><text:span text:style-name="T3">SKCF</text:span></text:p>
          <draw:enhanced-geometry svg:viewBox="0 0 21600 21600" draw:type="rectangle" draw:enhanced-path="M 0 0 L 21600 0 21600 21600 0 21600 0 0 Z N"/>
        </draw:custom-shape>
        <draw:custom-shape draw:style-name="gr17" draw:text-style-name="P15" xml:id="id116" draw:id="id116" draw:layer="layout" svg:width="2.134cm" svg:height="0.682cm" svg:x="16.056cm" svg:y="9.758cm">
          <text:p text:style-name="P12"><text:span text:style-name="T3">SKCG</text:span></text:p>
          <draw:enhanced-geometry svg:viewBox="0 0 21600 21600" draw:type="rectangle" draw:enhanced-path="M 0 0 L 21600 0 21600 21600 0 21600 0 0 Z N"/>
        </draw:custom-shape>
        <draw:custom-shape draw:style-name="gr17" draw:text-style-name="P15" xml:id="id118" draw:id="id118" draw:layer="layout" svg:width="2.134cm" svg:height="0.682cm" svg:x="18.394cm" svg:y="9.258cm">
          <text:p text:style-name="P12"><text:span text:style-name="T3">SKCH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line-skew="-0.376cm" svg:x1="14.644cm" svg:y1="11.343cm" svg:x2="16.056cm" svg:y2="13.099cm" draw:start-shape="id103" draw:start-glue-point="1" draw:end-shape="id104" draw:end-glue-point="3" svg:d="M14644 11343h330v1756h1082" svg:viewBox="0 0 1413 1757">
          <text:p/>
        </draw:connector>
        <draw:connector draw:style-name="gr6" draw:text-style-name="P5" draw:layer="layout" draw:line-skew="-1.418cm" svg:x1="14.644cm" svg:y1="10.987cm" svg:x2="18.394cm" svg:y2="12.599cm" draw:start-shape="id105" draw:start-glue-point="1" draw:end-shape="id106" draw:end-glue-point="3" svg:d="M14644 10987h457v1612h3293" svg:viewBox="0 0 3751 1613">
          <text:p/>
        </draw:connector>
        <draw:connector draw:style-name="gr6" draw:text-style-name="P5" draw:layer="layout" draw:line-skew="-0.122cm" svg:x1="14.644cm" svg:y1="10.63cm" svg:x2="16.056cm" svg:y2="12.099cm" draw:start-shape="id107" draw:start-glue-point="1" draw:end-shape="id108" draw:end-glue-point="3" svg:d="M14644 10630h584v1469h828" svg:viewBox="0 0 1413 1470">
          <text:p/>
        </draw:connector>
        <draw:connector draw:style-name="gr6" draw:text-style-name="P5" draw:layer="layout" draw:line-skew="-1.164cm" svg:x1="14.644cm" svg:y1="10.276cm" svg:x2="18.394cm" svg:y2="11.599cm" draw:start-shape="id109" draw:start-glue-point="1" draw:end-shape="id110" draw:end-glue-point="3" svg:d="M14644 10276h711v1323h3039" svg:viewBox="0 0 3751 1324">
          <text:p/>
        </draw:connector>
        <draw:connector draw:style-name="gr6" draw:text-style-name="P5" draw:layer="layout" draw:line-skew="0.132cm" svg:x1="14.644cm" svg:y1="9.92cm" svg:x2="16.056cm" svg:y2="11.099cm" draw:start-shape="id111" draw:start-glue-point="1" draw:end-shape="id112" draw:end-glue-point="3" svg:d="M14644 9920h838v1179h574" svg:viewBox="0 0 1413 1180">
          <text:p/>
        </draw:connector>
        <draw:connector draw:style-name="gr6" draw:text-style-name="P5" draw:layer="layout" draw:line-skew="-0.91cm" svg:x1="14.644cm" svg:y1="9.566cm" svg:x2="18.394cm" svg:y2="10.599cm" draw:start-shape="id113" draw:start-glue-point="1" draw:end-shape="id114" draw:end-glue-point="3" svg:d="M14644 9566h965v1033h2785" svg:viewBox="0 0 3751 1034">
          <text:p/>
        </draw:connector>
        <draw:connector draw:style-name="gr6" draw:text-style-name="P5" draw:layer="layout" draw:line-skew="0.386cm" svg:x1="14.644cm" svg:y1="9.208cm" svg:x2="16.056cm" svg:y2="10.099cm" draw:start-shape="id115" draw:start-glue-point="1" draw:end-shape="id116" draw:end-glue-point="3" svg:d="M14644 9208h1092v891h320" svg:viewBox="0 0 1413 892">
          <text:p/>
        </draw:connector>
        <draw:connector draw:style-name="gr6" draw:text-style-name="P5" draw:layer="layout" draw:line-skew="-0.656cm" svg:x1="14.644cm" svg:y1="8.852cm" svg:x2="18.394cm" svg:y2="9.599cm" draw:start-shape="id117" draw:start-glue-point="1" draw:end-shape="id118" draw:end-glue-point="3" svg:d="M14644 8852h1219v747h2531" svg:viewBox="0 0 3751 748">
          <text:p/>
        </draw:connector>
        <draw:custom-shape draw:style-name="gr15" draw:text-style-name="P13" xml:id="id120" draw:id="id120" draw:layer="layout" svg:width="2.134cm" svg:height="0.682cm" svg:x="15.953cm" svg:y="8.415cm">
          <text:p text:style-name="P12"><text:span text:style-name="T3">URPD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xml:id="id122" draw:id="id122" draw:layer="layout" svg:width="2.134cm" svg:height="0.682cm" svg:x="17.358cm" svg:y="6.604cm">
          <text:p text:style-name="P12"><text:span text:style-name="T3">URPE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xml:id="id124" draw:id="id124" draw:layer="layout" svg:width="2.134cm" svg:height="0.682cm" svg:x="17.358cm" svg:y="4.591cm">
          <text:p text:style-name="P12"><text:span text:style-name="T3">URPF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xml:id="id128" draw:id="id128" draw:layer="layout" svg:width="2.134cm" svg:height="0.682cm" svg:x="14.362cm" svg:y="3.438cm">
          <text:p text:style-name="P12"><text:span text:style-name="T3">URPG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xml:id="id130" draw:id="id130" draw:layer="layout" svg:width="2.134cm" svg:height="0.682cm" svg:x="12.026cm" svg:y="3.438cm">
          <text:p text:style-name="P12"><text:span text:style-name="T3">URPH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xml:id="id131" draw:id="id131" draw:layer="layout" svg:width="2.134cm" svg:height="0.682cm" svg:x="9.722cm" svg:y="3.438cm">
          <text:p text:style-name="P12"><text:span text:style-name="T3">URPI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xml:id="id133" draw:id="id133" draw:layer="layout" svg:width="2.134cm" svg:height="0.682cm" svg:x="7.409cm" svg:y="3.451cm">
          <text:p text:style-name="P12"><text:span text:style-name="T3">URPJ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line-skew="0.179cm" svg:x1="14.644cm" svg:y1="8.498cm" svg:x2="15.953cm" svg:y2="8.756cm" draw:start-shape="id119" draw:start-glue-point="1" draw:end-shape="id120" draw:end-glue-point="3" svg:d="M14644 8498h834v258h475" svg:viewBox="0 0 1310 259">
          <text:p/>
        </draw:connector>
        <draw:connector draw:style-name="gr6" draw:text-style-name="P5" draw:layer="layout" draw:line-skew="1.133cm" svg:x1="14.644cm" svg:y1="8.142cm" svg:x2="17.358cm" svg:y2="6.945cm" draw:start-shape="id121" draw:start-glue-point="1" draw:end-shape="id122" draw:end-glue-point="3" svg:d="M14644 8142h2490v-1197h224" svg:viewBox="0 0 2715 1198">
          <text:p/>
        </draw:connector>
        <draw:connector draw:style-name="gr6" draw:text-style-name="P5" draw:layer="layout" draw:line-skew="1.008cm" svg:x1="14.644cm" svg:y1="7.787cm" svg:x2="17.358cm" svg:y2="4.932cm" draw:start-shape="id123" draw:start-glue-point="1" draw:end-shape="id124" draw:end-glue-point="3" svg:d="M14644 7787h2365v-2855h349" svg:viewBox="0 0 2715 2856">
          <text:p/>
        </draw:connector>
        <draw:custom-shape draw:style-name="gr18" draw:text-style-name="P16" xml:id="id126" draw:id="id126" draw:layer="layout" svg:width="2.134cm" svg:height="0.682cm" svg:x="17.591cm" svg:y="2.838cm">
          <text:p text:style-name="P12"><text:span text:style-name="T3">OPCB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line-skew="0.607cm" svg:x1="14.644cm" svg:y1="7.43cm" svg:x2="17.591cm" svg:y2="3.179cm" draw:start-shape="id125" draw:start-glue-point="1" draw:end-shape="id126" draw:end-glue-point="3" svg:d="M14644 7430h2081v-4251h866" svg:viewBox="0 0 2948 4252">
          <text:p/>
        </draw:connector>
        <draw:connector draw:style-name="gr6" draw:text-style-name="P5" draw:layer="layout" svg:x1="14.644cm" svg:y1="6.72cm" svg:x2="15.429cm" svg:y2="4.12cm" draw:start-shape="id127" draw:start-glue-point="1" draw:end-shape="id128" draw:end-glue-point="2" svg:d="M14644 6720h785v-2600" svg:viewBox="0 0 786 2601">
          <text:p/>
        </draw:connector>
        <draw:connector draw:style-name="gr6" draw:text-style-name="P5" draw:layer="layout" draw:line-skew="0cm -0.724cm" svg:x1="14.644cm" svg:y1="6.363cm" svg:x2="13.093cm" svg:y2="4.12cm" draw:start-shape="id129" draw:start-glue-point="1" draw:end-shape="id130" draw:end-glue-point="2" svg:d="M14644 6363h501v-1934h-2052v-309" svg:viewBox="0 0 2053 2244">
          <text:p/>
        </draw:connector>
        <draw:connector draw:style-name="gr6" draw:text-style-name="P5" draw:layer="layout" draw:line-skew="-0.293cm -0.262cm" svg:x1="10.789cm" svg:y1="4.12cm" svg:x2="14.644cm" svg:y2="6.01cm" draw:start-shape="id131" draw:start-glue-point="2" draw:end-shape="id132" draw:end-glue-point="1" svg:d="M10789 4120v563h4094v1327h-239" svg:viewBox="0 0 4095 1891">
          <text:p/>
        </draw:connector>
        <draw:connector draw:style-name="gr6" draw:text-style-name="P5" draw:layer="layout" draw:line-skew="0.132cm" svg:x1="8.476cm" svg:y1="4.133cm" svg:x2="14.121cm" svg:y2="5.476cm" draw:start-shape="id133" draw:start-glue-point="2" draw:end-shape="id134" draw:end-glue-point="0" svg:d="M8476 4133v804h5645v539" svg:viewBox="0 0 5646 1344">
          <text:p/>
        </draw:connector>
        <draw:custom-shape draw:style-name="gr13" draw:text-style-name="P10" xml:id="id135" draw:id="id135" draw:layer="layout" svg:width="2.134cm" svg:height="0.682cm" svg:x="1.457cm" svg:y="7.553cm">
          <text:p text:style-name="P8"><text:span text:style-name="T4">tapa_01:16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3.591cm" svg:y1="7.894cm" svg:x2="4.594cm" svg:y2="8.615cm" draw:start-shape="id135" draw:start-glue-point="1" draw:end-shape="id71" draw:end-glue-point="3" svg:d="M3591 7894h502v721h501" svg:viewBox="0 0 1004 722">
          <text:p/>
        </draw:connector>
        <draw:custom-shape draw:style-name="gr19" draw:text-style-name="P11" xml:id="id136" draw:id="id136" draw:layer="layout" svg:width="2.134cm" svg:height="0.914cm" svg:x="1.457cm" svg:y="8.432cm">
          <text:p text:style-name="P8"><text:span text:style-name="T4">dska_00:15</text:span></text:p>
          <text:p text:style-name="P8"><text:span text:style-name="T4">3381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3.591cm" svg:y1="8.889cm" svg:x2="4.594cm" svg:y2="9.615cm" draw:start-shape="id136" draw:start-glue-point="1" draw:end-shape="id73" draw:end-glue-point="3" svg:d="M3591 8889h502v726h501" svg:viewBox="0 0 1004 727">
          <text:p/>
        </draw:connector>
        <draw:custom-shape draw:style-name="gr19" draw:text-style-name="P11" xml:id="id137" draw:id="id137" draw:layer="layout" svg:width="2.134cm" svg:height="0.914cm" svg:x="1.457cm" svg:y="9.653cm">
          <text:p text:style-name="P8"><text:span text:style-name="T4">dskb_01:04</text:span></text:p>
          <text:p text:style-name="P8"><text:span text:style-name="T4">D501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3.591cm" svg:y1="10.11cm" svg:x2="4.594cm" svg:y2="10.715cm" draw:start-shape="id137" draw:start-glue-point="1" draw:end-shape="id75" draw:end-glue-point="3" svg:d="M3591 10110h502v605h501" svg:viewBox="0 0 1004 606">
          <text:p/>
        </draw:connector>
        <draw:custom-shape draw:style-name="gr19" draw:text-style-name="P11" xml:id="id138" draw:id="id138" draw:layer="layout" svg:width="2.134cm" svg:height="0.914cm" svg:x="1.457cm" svg:y="10.853cm">
          <text:p text:style-name="P8"><text:span text:style-name="T4">dskb_05:08</text:span></text:p>
          <text:p text:style-name="P8"><text:span text:style-name="T4">D451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3.591cm" svg:y1="11.31cm" svg:x2="4.594cm" svg:y2="10.715cm" draw:start-shape="id138" draw:end-shape="id75" draw:end-glue-point="3" svg:d="M3591 11310h502v-595h501" svg:viewBox="0 0 1004 596">
          <text:p/>
        </draw:connector>
        <draw:custom-shape draw:style-name="gr19" draw:text-style-name="P11" xml:id="id139" draw:id="id139" draw:layer="layout" svg:width="2.134cm" svg:height="0.914cm" svg:x="1.457cm" svg:y="12.053cm">
          <text:p text:style-name="P8"><text:span text:style-name="T4">dskb_09:10</text:span></text:p>
          <text:p text:style-name="P8"><text:span text:style-name="T4">D500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3.591cm" svg:y1="12.51cm" svg:x2="4.594cm" svg:y2="10.715cm" draw:start-shape="id139" draw:start-glue-point="1" draw:end-shape="id75" draw:end-glue-point="3" svg:d="M3591 12510h502v-1795h501" svg:viewBox="0 0 1004 1796">
          <text:p/>
        </draw:connector>
        <draw:custom-shape draw:style-name="gr15" draw:text-style-name="P13" xml:id="id140" draw:id="id140" draw:layer="layout" svg:width="2.134cm" svg:height="0.682cm" svg:x="1.457cm" svg:y="13.333cm">
          <text:p text:style-name="P12"><text:span text:style-name="T3">rdra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line-skew="0.322cm" svg:x1="3.591cm" svg:y1="13.674cm" svg:x2="4.594cm" svg:y2="13.015cm" draw:start-shape="id140" draw:start-glue-point="1" draw:end-shape="id77" draw:end-glue-point="3" svg:d="M3591 13674h824v-659h179" svg:viewBox="0 0 1004 660">
          <text:p/>
        </draw:connector>
        <draw:custom-shape draw:style-name="gr15" draw:text-style-name="P13" xml:id="id141" draw:id="id141" draw:layer="layout" svg:width="2.134cm" svg:height="0.682cm" svg:x="1.457cm" svg:y="14.333cm">
          <text:p text:style-name="P12"><text:span text:style-name="T3">puna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3.591cm" svg:y1="14.674cm" svg:x2="4.594cm" svg:y2="14.115cm" draw:start-shape="id141" draw:start-glue-point="1" draw:end-shape="id79" draw:end-glue-point="3" svg:d="M3591 14674h502v-559h501" svg:viewBox="0 0 1004 560">
          <text:p/>
        </draw:connector>
        <draw:custom-shape draw:style-name="gr15" draw:text-style-name="P13" xml:id="id142" draw:id="id142" draw:layer="layout" svg:width="2.134cm" svg:height="0.682cm" svg:x="1.457cm" svg:y="15.339cm">
          <text:p text:style-name="P12"><text:span text:style-name="T3">prta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4.594cm" svg:y1="15.315cm" svg:x2="3.591cm" svg:y2="15.68cm" draw:start-shape="id81" draw:start-glue-point="3" draw:end-shape="id142" draw:end-glue-point="1" svg:d="M4594 15315h-501v365h-502" svg:viewBox="0 0 1004 366">
          <text:p/>
        </draw:connector>
        <draw:custom-shape draw:style-name="gr15" draw:text-style-name="P13" xml:id="id143" draw:id="id143" draw:layer="layout" svg:width="2.134cm" svg:height="0.682cm" svg:x="18.353cm" svg:y="8.415cm">
          <text:p text:style-name="P12"><text:span text:style-name="T3">prtb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18.087cm" svg:y1="8.756cm" svg:x2="18.353cm" svg:y2="8.756cm" draw:start-shape="id120" draw:start-glue-point="1" draw:end-shape="id143" draw:end-glue-point="3" svg:d="M18087 8756h266" svg:viewBox="0 0 267 1">
          <text:p/>
        </draw:connector>
        <draw:custom-shape draw:style-name="gr15" draw:text-style-name="P13" xml:id="id144" draw:id="id144" draw:layer="layout" svg:width="2.134cm" svg:height="0.682cm" svg:x="17.358cm" svg:y="7.553cm">
          <text:p text:style-name="P12"><text:span text:style-name="T3">prtc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18.425cm" svg:y1="7.286cm" svg:x2="18.425cm" svg:y2="7.553cm" draw:start-shape="id122" draw:start-glue-point="2" draw:end-shape="id144" draw:end-glue-point="0" svg:d="M18425 7286v267" svg:viewBox="0 0 1 268">
          <text:p/>
        </draw:connector>
        <draw:custom-shape draw:style-name="gr15" draw:text-style-name="P13" xml:id="id145" draw:id="id145" draw:layer="layout" svg:width="2.134cm" svg:height="0.682cm" svg:x="17.358cm" svg:y="5.626cm">
          <text:p text:style-name="P12"><text:span text:style-name="T3">prtd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18.425cm" svg:y1="5.273cm" svg:x2="18.425cm" svg:y2="5.626cm" draw:start-shape="id124" draw:start-glue-point="2" draw:end-shape="id145" draw:end-glue-point="0" svg:d="M18425 5273v353" svg:viewBox="0 0 1 354">
          <text:p/>
        </draw:connector>
        <draw:custom-shape draw:style-name="gr15" draw:text-style-name="P13" xml:id="id146" draw:id="id146" draw:layer="layout" svg:width="2.134cm" svg:height="0.682cm" svg:x="14.362cm" svg:y="1.762cm">
          <text:p text:style-name="P12"><text:span text:style-name="T3">rdrb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15.429cm" svg:y1="3.438cm" svg:x2="15.429cm" svg:y2="2.444cm" draw:start-shape="id128" draw:start-glue-point="0" draw:end-shape="id146" draw:end-glue-point="2" svg:d="M15429 3438v-994" svg:viewBox="0 0 1 995">
          <text:p/>
        </draw:connector>
        <draw:custom-shape draw:style-name="gr15" draw:text-style-name="P13" xml:id="id147" draw:id="id147" draw:layer="layout" svg:width="2.134cm" svg:height="0.682cm" svg:x="12.026cm" svg:y="1.762cm">
          <text:p text:style-name="P12"><text:span text:style-name="T3">rdrc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13.093cm" svg:y1="3.438cm" svg:x2="13.093cm" svg:y2="2.444cm" draw:start-shape="id130" draw:start-glue-point="0" draw:end-shape="id147" draw:end-glue-point="2" svg:d="M13093 3438v-994" svg:viewBox="0 0 1 995">
          <text:p/>
        </draw:connector>
        <draw:custom-shape draw:style-name="gr15" draw:text-style-name="P13" xml:id="id148" draw:id="id148" draw:layer="layout" svg:width="2.134cm" svg:height="0.682cm" svg:x="9.722cm" svg:y="1.762cm">
          <text:p text:style-name="P12"><text:span text:style-name="T3">punb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10.789cm" svg:y1="3.438cm" svg:x2="10.789cm" svg:y2="2.444cm" draw:start-shape="id131" draw:start-glue-point="0" draw:end-shape="id148" draw:end-glue-point="2" svg:d="M10789 3438v-994" svg:viewBox="0 0 1 995">
          <text:p/>
        </draw:connector>
        <draw:custom-shape draw:style-name="gr15" draw:text-style-name="P13" xml:id="id149" draw:id="id149" draw:layer="layout" svg:width="2.134cm" svg:height="0.682cm" svg:x="7.403cm" svg:y="1.762cm">
          <text:p text:style-name="P12"><text:span text:style-name="T3">punc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8.476cm" svg:y1="3.451cm" svg:x2="8.47cm" svg:y2="2.444cm" draw:start-shape="id133" draw:start-glue-point="0" draw:end-shape="id149" draw:end-glue-point="2" svg:d="M8476 3451v-498h-6v-509" svg:viewBox="0 0 7 1008">
          <text:p/>
        </draw:connector>
      </draw:page>
      <draw:page draw:name="page3" draw:style-name="dp1" draw:master-page-name="Default">
        <draw:custom-shape draw:style-name="gr11" draw:text-style-name="P9" draw:layer="layout" svg:width="5.69cm" svg:height="5.69cm" svg:x="11.098cm" svg:y="5.832cm">
          <text:p text:style-name="P8">IOM1</text:p>
          <draw:enhanced-geometry svg:viewBox="0 0 21600 21600" draw:type="rectangle" draw:enhanced-path="M 0 0 L 21600 0 21600 21600 0 21600 0 0 Z N"/>
        </draw:custom-shape>
        <draw:custom-shape draw:style-name="gr3" draw:text-style-name="P4" xml:id="id151" draw:id="id151" draw:layer="layout" svg:width="0.356cm" svg:height="0.356cm" svg:x="10.742cm" svg:y="5.832cm">
          <text:p text:style-name="P3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356cm" svg:height="0.353cm" svg:x="10.742cm" svg:y="7.254cm">
          <text:p text:style-name="P3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57" draw:id="id157" draw:layer="layout" svg:width="0.356cm" svg:height="0.353cm" svg:x="10.742cm" svg:y="6.908cm">
          <text:p text:style-name="P3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53" draw:id="id153" draw:layer="layout" svg:width="0.356cm" svg:height="0.353cm" svg:x="10.742cm" svg:y="6.187cm">
          <text:p text:style-name="P3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155" draw:id="id155" draw:layer="layout" svg:width="0.356cm" svg:height="0.354cm" svg:x="10.742cm" svg:y="6.543cm">
          <text:p text:style-name="P3"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356cm" svg:height="0.354cm" svg:x="10.742cm" svg:y="11.166cm">
          <text:p text:style-name="P3"><text:span text:style-name="T2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356cm" svg:height="0.353cm" svg:x="10.742cm" svg:y="9.032cm">
          <text:p text:style-name="P3"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356cm" svg:height="0.353cm" svg:x="10.742cm" svg:y="8.676cm">
          <text:p text:style-name="P3"><text:span text:style-name="T2">8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4" draw:layer="layout" svg:width="0.356cm" svg:height="0.354cm" svg:x="10.742cm" svg:y="8.321cm">
          <text:p text:style-name="P3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56cm" svg:height="0.354cm" svg:x="10.742cm" svg:y="7.965cm">
          <text:p text:style-name="P3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56cm" svg:height="0.354cm" svg:x="10.742cm" svg:y="7.61cm">
          <text:p text:style-name="P3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56cm" svg:height="0.354cm" svg:x="10.742cm" svg:y="10.81cm">
          <text:p text:style-name="P3"><text:span text:style-name="T2">14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356cm" svg:height="0.353cm" svg:x="10.742cm" svg:y="10.454cm">
          <text:p text:style-name="P3"><text:span text:style-name="T2">13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163" draw:id="id163" draw:layer="layout" svg:width="0.356cm" svg:height="0.354cm" svg:x="10.742cm" svg:y="10.099cm">
          <text:p text:style-name="P3"><text:span text:style-name="T2">12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161" draw:id="id161" draw:layer="layout" svg:width="0.356cm" svg:height="0.354cm" svg:x="10.742cm" svg:y="9.743cm">
          <text:p text:style-name="P3"><text:span text:style-name="T2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159" draw:id="id159" draw:layer="layout" svg:width="0.356cm" svg:height="0.353cm" svg:x="10.742cm" svg:y="9.39cm">
          <text:p text:style-name="P3"><text:span text:style-name="T2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0.356cm" svg:height="0.356cm" svg:x="16.788cm" svg:y="5.832cm">
          <text:p text:style-name="P3"><text:span text:style-name="T2">47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356cm" svg:height="0.353cm" svg:x="16.788cm" svg:y="7.254cm">
          <text:p text:style-name="P3"><text:span text:style-name="T2">43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356cm" svg:height="0.353cm" svg:x="16.788cm" svg:y="6.908cm">
          <text:p text:style-name="P3"><text:span text:style-name="T2">44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356cm" svg:height="0.353cm" svg:x="16.788cm" svg:y="6.187cm">
          <text:p text:style-name="P3"><text:span text:style-name="T2">4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356cm" svg:height="0.354cm" svg:x="16.788cm" svg:y="6.543cm">
          <text:p text:style-name="P3"><text:span text:style-name="T2">4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356cm" svg:height="0.354cm" svg:x="16.788cm" svg:y="11.166cm">
          <text:p text:style-name="P3"><text:span text:style-name="T2">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356cm" svg:height="0.353cm" svg:x="16.788cm" svg:y="9.032cm">
          <text:p text:style-name="P3"><text:span text:style-name="T2">38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356cm" svg:height="0.353cm" svg:x="16.788cm" svg:y="8.676cm">
          <text:p text:style-name="P3"><text:span text:style-name="T2">39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4" draw:layer="layout" svg:width="0.356cm" svg:height="0.354cm" svg:x="16.788cm" svg:y="8.321cm">
          <text:p text:style-name="P3"><text:span text:style-name="T2">40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56cm" svg:height="0.354cm" svg:x="16.788cm" svg:y="7.965cm">
          <text:p text:style-name="P3"><text:span text:style-name="T2">41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56cm" svg:height="0.354cm" svg:x="16.788cm" svg:y="7.61cm">
          <text:p text:style-name="P3"><text:span text:style-name="T2">42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56cm" svg:height="0.354cm" svg:x="16.788cm" svg:y="10.81cm">
          <text:p text:style-name="P3"><text:span text:style-name="T2">33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356cm" svg:height="0.353cm" svg:x="16.788cm" svg:y="10.454cm">
          <text:p text:style-name="P3"><text:span text:style-name="T2">34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56cm" svg:height="0.354cm" svg:x="16.788cm" svg:y="10.099cm">
          <text:p text:style-name="P3"><text:span text:style-name="T2">35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56cm" svg:height="0.354cm" svg:x="16.788cm" svg:y="9.743cm">
          <text:p text:style-name="P3"><text:span text:style-name="T2">3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356cm" svg:height="0.353cm" svg:x="16.788cm" svg:y="9.39cm">
          <text:p text:style-name="P3"><text:span text:style-name="T2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0.356cm" svg:height="0.356cm" svg:x="11.098cm" svg:y="11.532cm">
          <text:p text:style-name="P3"><text:span text:style-name="T2">16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356cm" svg:height="0.353cm" svg:x="12.532cm" svg:y="11.532cm">
          <text:p text:style-name="P3"><text:span text:style-name="T2">20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356cm" svg:height="0.353cm" svg:x="12.176cm" svg:y="11.532cm">
          <text:p text:style-name="P3"><text:span text:style-name="T2">19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356cm" svg:height="0.353cm" svg:x="11.465cm" svg:y="11.532cm">
          <text:p text:style-name="P3"><text:span text:style-name="T2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356cm" svg:height="0.354cm" svg:x="11.821cm" svg:y="11.532cm">
          <text:p text:style-name="P3"><text:span text:style-name="T2">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356cm" svg:height="0.354cm" svg:x="16.443cm" svg:y="11.532cm">
          <text:p text:style-name="P3"><text:span text:style-name="T2">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356cm" svg:height="0.353cm" svg:x="14.31cm" svg:y="11.532cm">
          <text:p text:style-name="P3"><text:span text:style-name="T2">2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356cm" svg:height="0.353cm" svg:x="13.954cm" svg:y="11.532cm">
          <text:p text:style-name="P3"><text:span text:style-name="T2">24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4" draw:layer="layout" svg:width="0.356cm" svg:height="0.354cm" svg:x="13.599cm" svg:y="11.532cm">
          <text:p text:style-name="P3"><text:span text:style-name="T2">23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56cm" svg:height="0.354cm" svg:x="13.243cm" svg:y="11.532cm">
          <text:p text:style-name="P3"><text:span text:style-name="T2">22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56cm" svg:height="0.354cm" svg:x="12.887cm" svg:y="11.532cm">
          <text:p text:style-name="P3"><text:span text:style-name="T2">21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56cm" svg:height="0.354cm" svg:x="16.088cm" svg:y="11.532cm">
          <text:p text:style-name="P3"><text:span text:style-name="T2">30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356cm" svg:height="0.353cm" svg:x="15.732cm" svg:y="11.532cm">
          <text:p text:style-name="P3"><text:span text:style-name="T2">29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56cm" svg:height="0.354cm" svg:x="15.377cm" svg:y="11.532cm">
          <text:p text:style-name="P3"><text:span text:style-name="T2">28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56cm" svg:height="0.354cm" svg:x="15.021cm" svg:y="11.532cm">
          <text:p text:style-name="P3"><text:span text:style-name="T2">2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356cm" svg:height="0.353cm" svg:x="14.665cm" svg:y="11.532cm">
          <text:p text:style-name="P3"><text:span text:style-name="T2">2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0.356cm" svg:height="0.356cm" svg:x="11.098cm" svg:y="5.476cm">
          <text:p text:style-name="P3"><text:span text:style-name="T2">63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356cm" svg:height="0.353cm" svg:x="12.532cm" svg:y="5.476cm">
          <text:p text:style-name="P3"><text:span text:style-name="T2">59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356cm" svg:height="0.353cm" svg:x="12.176cm" svg:y="5.476cm">
          <text:p text:style-name="P3"><text:span text:style-name="T2">60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356cm" svg:height="0.353cm" svg:x="11.465cm" svg:y="5.476cm">
          <text:p text:style-name="P3"><text:span text:style-name="T2">6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356cm" svg:height="0.354cm" svg:x="11.821cm" svg:y="5.476cm">
          <text:p text:style-name="P3"><text:span text:style-name="T2">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356cm" svg:height="0.354cm" svg:x="16.443cm" svg:y="5.476cm">
          <text:p text:style-name="P3"><text:span text:style-name="T2">4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356cm" svg:height="0.353cm" svg:x="14.31cm" svg:y="5.476cm">
          <text:p text:style-name="P3"><text:span text:style-name="T2">54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356cm" svg:height="0.353cm" svg:x="13.954cm" svg:y="5.476cm">
          <text:p text:style-name="P3"><text:span text:style-name="T2">55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4" draw:layer="layout" svg:width="0.356cm" svg:height="0.354cm" svg:x="13.599cm" svg:y="5.476cm">
          <text:p text:style-name="P3"><text:span text:style-name="T2">56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56cm" svg:height="0.354cm" svg:x="13.243cm" svg:y="5.476cm">
          <text:p text:style-name="P3"><text:span text:style-name="T2">57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56cm" svg:height="0.354cm" svg:x="12.887cm" svg:y="5.476cm">
          <text:p text:style-name="P3"><text:span text:style-name="T2">58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56cm" svg:height="0.354cm" svg:x="16.088cm" svg:y="5.476cm">
          <text:p text:style-name="P3"><text:span text:style-name="T2">49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356cm" svg:height="0.353cm" svg:x="15.732cm" svg:y="5.476cm">
          <text:p text:style-name="P3"><text:span text:style-name="T2">50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56cm" svg:height="0.354cm" svg:x="15.377cm" svg:y="5.476cm">
          <text:p text:style-name="P3"><text:span text:style-name="T2">51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56cm" svg:height="0.354cm" svg:x="15.021cm" svg:y="5.476cm">
          <text:p text:style-name="P3"><text:span text:style-name="T2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356cm" svg:height="0.353cm" svg:x="14.665cm" svg:y="5.476cm">
          <text:p text:style-name="P3"><text:span text:style-name="T2">5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2.134cm" svg:height="0.682cm" svg:x="2.794cm" svg:y="3.574cm">
          <text:p text:style-name="P8">SCU0</text:p>
          <draw:enhanced-geometry svg:viewBox="0 0 21600 21600" draw:type="rectangle" draw:enhanced-path="M 0 0 L 21600 0 21600 21600 0 21600 0 0 Z N"/>
        </draw:custom-shape>
        <draw:custom-shape draw:style-name="gr3" draw:text-style-name="P4" xml:id="id150" draw:id="id150" draw:layer="layout" svg:width="0.356cm" svg:height="0.356cm" svg:x="4.928cm" svg:y="3.748cm">
          <text:p text:style-name="P3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.134cm" svg:height="0.682cm" svg:x="2.794cm" svg:y="4.574cm">
          <text:p text:style-name="P8">SCU1</text:p>
          <draw:enhanced-geometry svg:viewBox="0 0 21600 21600" draw:type="rectangle" draw:enhanced-path="M 0 0 L 21600 0 21600 21600 0 21600 0 0 Z N"/>
        </draw:custom-shape>
        <draw:custom-shape draw:style-name="gr3" draw:text-style-name="P4" xml:id="id152" draw:id="id152" draw:layer="layout" svg:width="0.356cm" svg:height="0.356cm" svg:x="4.928cm" svg:y="4.748cm">
          <text:p text:style-name="P3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.134cm" svg:height="0.682cm" svg:x="2.794cm" svg:y="5.574cm">
          <text:p text:style-name="P8">SCU2</text:p>
          <draw:enhanced-geometry svg:viewBox="0 0 21600 21600" draw:type="rectangle" draw:enhanced-path="M 0 0 L 21600 0 21600 21600 0 21600 0 0 Z N"/>
        </draw:custom-shape>
        <draw:custom-shape draw:style-name="gr3" draw:text-style-name="P4" xml:id="id154" draw:id="id154" draw:layer="layout" svg:width="0.356cm" svg:height="0.356cm" svg:x="4.928cm" svg:y="5.748cm">
          <text:p text:style-name="P3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.134cm" svg:height="0.682cm" svg:x="2.794cm" svg:y="6.574cm">
          <text:p text:style-name="P8">SCU3</text:p>
          <draw:enhanced-geometry svg:viewBox="0 0 21600 21600" draw:type="rectangle" draw:enhanced-path="M 0 0 L 21600 0 21600 21600 0 21600 0 0 Z N"/>
        </draw:custom-shape>
        <draw:custom-shape draw:style-name="gr3" draw:text-style-name="P4" xml:id="id156" draw:id="id156" draw:layer="layout" svg:width="0.356cm" svg:height="0.356cm" svg:x="4.928cm" svg:y="6.748cm">
          <text:p text:style-name="P3"><text:span text:style-name="T2">1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line-skew="1.855cm" svg:x1="5.284cm" svg:y1="3.926cm" svg:x2="10.742cm" svg:y2="6.01cm" draw:start-shape="id150" draw:start-glue-point="1" draw:end-shape="id151" draw:end-glue-point="3" svg:d="M5284 3926h4584v2084h874" svg:viewBox="0 0 5459 2085">
          <text:p/>
        </draw:connector>
        <draw:connector draw:style-name="gr6" draw:text-style-name="P5" draw:layer="layout" draw:line-skew="1.474cm" svg:x1="5.284cm" svg:y1="4.926cm" svg:x2="10.742cm" svg:y2="6.363cm" draw:start-shape="id152" draw:start-glue-point="1" draw:end-shape="id153" draw:end-glue-point="3" svg:d="M5284 4926h4203v1437h1255" svg:viewBox="0 0 5459 1438">
          <text:p/>
        </draw:connector>
        <draw:connector draw:style-name="gr6" draw:text-style-name="P5" draw:layer="layout" draw:line-skew="1.093cm" svg:x1="5.284cm" svg:y1="5.926cm" svg:x2="10.742cm" svg:y2="6.72cm" draw:start-shape="id154" draw:start-glue-point="1" draw:end-shape="id155" draw:end-glue-point="3" svg:d="M5284 5926h3822v794h1636" svg:viewBox="0 0 5459 795">
          <text:p/>
        </draw:connector>
        <draw:connector draw:style-name="gr6" draw:text-style-name="P5" draw:layer="layout" draw:line-skew="0.966cm" svg:x1="5.284cm" svg:y1="6.926cm" svg:x2="10.742cm" svg:y2="7.084cm" draw:start-shape="id156" draw:start-glue-point="1" draw:end-shape="id157" draw:end-glue-point="3" svg:d="M5284 6926h3695v158h1763" svg:viewBox="0 0 5459 159">
          <text:p/>
        </draw:connector>
        <draw:custom-shape draw:style-name="gr13" draw:text-style-name="P10" xml:id="id158" draw:id="id158" draw:layer="layout" svg:width="2.134cm" svg:height="0.682cm" svg:x="4.594cm" svg:y="7.553cm">
          <text:p text:style-name="P8">MTPA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line-skew="0.266cm" svg:x1="6.728cm" svg:y1="7.894cm" svg:x2="10.742cm" svg:y2="9.566cm" draw:start-shape="id158" draw:start-glue-point="1" draw:end-shape="id159" draw:end-glue-point="3" svg:d="M6728 7894h2273v1672h1741" svg:viewBox="0 0 4015 1673">
          <text:p/>
        </draw:connector>
        <draw:custom-shape draw:style-name="gr14" draw:text-style-name="P11" xml:id="id160" draw:id="id160" draw:layer="layout" svg:width="2.134cm" svg:height="0.682cm" svg:x="4.594cm" svg:y="8.544cm">
          <text:p text:style-name="P8">IPC0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line-skew="-0.496cm" svg:x1="6.728cm" svg:y1="8.885cm" svg:x2="10.742cm" svg:y2="9.92cm" draw:start-shape="id160" draw:start-glue-point="1" draw:end-shape="id161" draw:end-glue-point="3" svg:d="M6728 8885h1511v1035h2503" svg:viewBox="0 0 4015 1036">
          <text:p/>
        </draw:connector>
        <draw:custom-shape draw:style-name="gr14" draw:text-style-name="P11" xml:id="id162" draw:id="id162" draw:layer="layout" svg:width="2.134cm" svg:height="0.682cm" svg:x="4.594cm" svg:y="10.374cm">
          <text:p text:style-name="P8">MSPA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line-skew="-0.634cm" svg:x1="6.728cm" svg:y1="10.715cm" svg:x2="10.742cm" svg:y2="10.276cm" draw:start-shape="id162" draw:start-glue-point="1" draw:end-shape="id163" draw:end-glue-point="3" svg:d="M6728 10715h1373v-439h2641" svg:viewBox="0 0 4015 440">
          <text:p/>
        </draw:connector>
        <draw:custom-shape draw:style-name="gr13" draw:text-style-name="P10" xml:id="id164" draw:id="id164" draw:layer="layout" svg:width="2.134cm" svg:height="0.682cm" svg:x="1.457cm" svg:y="7.553cm">
          <text:p text:style-name="P8"><text:span text:style-name="T4">tapa_01:16</text:span></text:p>
          <draw:enhanced-geometry svg:viewBox="0 0 21600 21600" draw:type="rectangle" draw:enhanced-path="M 0 0 L 21600 0 21600 21600 0 21600 0 0 Z N"/>
        </draw:custom-shape>
        <draw:custom-shape draw:style-name="gr19" draw:text-style-name="P11" xml:id="id165" draw:id="id165" draw:layer="layout" svg:width="2.134cm" svg:height="0.914cm" svg:x="1.457cm" svg:y="8.432cm">
          <text:p text:style-name="P8"><text:span text:style-name="T4">dska_00:15</text:span></text:p>
          <text:p text:style-name="P8"><text:span text:style-name="T4">3381</text:span></text:p>
          <draw:enhanced-geometry svg:viewBox="0 0 21600 21600" draw:type="rectangle" draw:enhanced-path="M 0 0 L 21600 0 21600 21600 0 21600 0 0 Z N"/>
        </draw:custom-shape>
        <draw:custom-shape draw:style-name="gr19" draw:text-style-name="P11" xml:id="id166" draw:id="id166" draw:layer="layout" svg:width="2.134cm" svg:height="0.914cm" svg:x="1.457cm" svg:y="9.653cm">
          <text:p text:style-name="P8"><text:span text:style-name="T4">dskb_01:04</text:span></text:p>
          <text:p text:style-name="P8"><text:span text:style-name="T4">D501</text:span></text:p>
          <draw:enhanced-geometry svg:viewBox="0 0 21600 21600" draw:type="rectangle" draw:enhanced-path="M 0 0 L 21600 0 21600 21600 0 21600 0 0 Z N"/>
        </draw:custom-shape>
        <draw:custom-shape draw:style-name="gr19" draw:text-style-name="P11" xml:id="id167" draw:id="id167" draw:layer="layout" svg:width="2.134cm" svg:height="0.914cm" svg:x="1.457cm" svg:y="10.853cm">
          <text:p text:style-name="P8"><text:span text:style-name="T4">dskb_05:08</text:span></text:p>
          <text:p text:style-name="P8"><text:span text:style-name="T4">D451</text:span></text:p>
          <draw:enhanced-geometry svg:viewBox="0 0 21600 21600" draw:type="rectangle" draw:enhanced-path="M 0 0 L 21600 0 21600 21600 0 21600 0 0 Z N"/>
        </draw:custom-shape>
        <draw:custom-shape draw:style-name="gr19" draw:text-style-name="P11" xml:id="id168" draw:id="id168" draw:layer="layout" svg:width="2.134cm" svg:height="0.914cm" svg:x="1.457cm" svg:y="12.053cm">
          <text:p text:style-name="P8"><text:span text:style-name="T4">dskb_09:10</text:span></text:p>
          <text:p text:style-name="P8"><text:span text:style-name="T4">D500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3.591cm" svg:y1="7.894cm" svg:x2="4.594cm" svg:y2="7.894cm" draw:start-shape="id164" draw:start-glue-point="1" draw:end-shape="id158" draw:end-glue-point="3" svg:d="M3591 7894h1003" svg:viewBox="0 0 1004 1">
          <text:p/>
        </draw:connector>
        <draw:connector draw:style-name="gr6" draw:text-style-name="P5" draw:layer="layout" svg:x1="3.591cm" svg:y1="8.889cm" svg:x2="4.594cm" svg:y2="8.885cm" draw:start-shape="id165" draw:start-glue-point="1" draw:end-shape="id160" draw:end-glue-point="3" svg:d="M3591 8889h502v-4h501" svg:viewBox="0 0 1004 5">
          <text:p/>
        </draw:connector>
        <draw:connector draw:style-name="gr6" draw:text-style-name="P5" draw:layer="layout" svg:x1="3.591cm" svg:y1="10.11cm" svg:x2="4.594cm" svg:y2="10.715cm" draw:start-shape="id166" draw:start-glue-point="1" draw:end-shape="id162" draw:end-glue-point="3" svg:d="M3591 10110h502v605h501" svg:viewBox="0 0 1004 606">
          <text:p/>
        </draw:connector>
        <draw:connector draw:style-name="gr6" draw:text-style-name="P5" draw:layer="layout" svg:x1="3.591cm" svg:y1="11.31cm" svg:x2="4.594cm" svg:y2="10.715cm" draw:start-shape="id167" draw:start-glue-point="1" draw:end-shape="id162" draw:end-glue-point="3" svg:d="M3591 11310h502v-595h501" svg:viewBox="0 0 1004 596">
          <text:p/>
        </draw:connector>
        <draw:connector draw:style-name="gr6" draw:text-style-name="P5" draw:layer="layout" svg:x1="3.591cm" svg:y1="12.51cm" svg:x2="4.594cm" svg:y2="10.715cm" draw:start-shape="id168" draw:start-glue-point="1" draw:end-shape="id162" draw:end-glue-point="3" svg:d="M3591 12510h502v-1795h501" svg:viewBox="0 0 1004 179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3T06:37:06.408633956</meta:creation-date>
    <dc:date>2021-07-16T06:01:17.994764336</dc:date>
    <meta:editing-duration>PT6H17M45S</meta:editing-duration>
    <meta:editing-cycles>95</meta:editing-cycles>
    <meta:generator>LibreOffice/6.4.7.2$Linux_X86_64 LibreOffice_project/40$Build-2</meta:generator>
    <meta:document-statistic meta:object-count="372"/>
  </office:meta>
</office:document-meta>
</file>